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Lohit Devanagari1" svg:font-family="'Lohit Devanagari'"/>
    <style:font-face style:name="StarSymbol" svg:font-family="StarSymbol, 'Arial Unicode MS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style:text-autospace="none"/>
      <style:text-properties fo:color="#000000" style:font-name="Arial1" fo:font-size="14pt" fo:language="pt" fo:country="BR" officeooo:paragraph-rsid="0017851f" style:font-size-asian="14pt" style:font-name-complex="Arial1" style:font-size-complex="5.5pt"/>
    </style:style>
    <style:style style:name="P2" style:family="paragraph" style:parent-style-name="Standard">
      <style:paragraph-properties fo:line-height="150%" fo:text-align="justify" style:justify-single-word="false" style:text-autospace="none">
        <style:tab-stops>
          <style:tab-stop style:position="1.27cm"/>
        </style:tab-stops>
      </style:paragraph-properties>
      <style:text-properties fo:color="#000000" style:font-name="Arial1" fo:font-size="14pt" fo:language="pt" fo:country="BR" officeooo:paragraph-rsid="0017851f" style:font-size-asian="14pt" style:font-name-complex="Arial1" style:font-size-complex="5.5pt"/>
    </style:style>
    <style:style style:name="P3" style:family="paragraph" style:parent-style-name="Standard">
      <style:paragraph-properties fo:line-height="150%" fo:text-align="justify" style:justify-single-word="false" style:text-autospace="none">
        <style:tab-stops>
          <style:tab-stop style:position="1.27cm"/>
        </style:tab-stops>
      </style:paragraph-properties>
      <style:text-properties fo:color="#000000" style:font-name="Arial1" fo:font-size="14pt" fo:language="pt" fo:country="BR" officeooo:paragraph-rsid="00a0e638" style:font-size-asian="14pt" style:font-name-complex="Arial1" style:font-size-complex="5.5pt"/>
    </style:style>
    <style:style style:name="P4" style:family="paragraph" style:parent-style-name="Standard">
      <style:paragraph-properties fo:line-height="150%" fo:text-align="justify" style:justify-single-word="false" style:text-autospace="none">
        <style:tab-stops>
          <style:tab-stop style:position="1.27cm"/>
        </style:tab-stops>
      </style:paragraph-properties>
      <style:text-properties fo:color="#000000" style:font-name="Arial1" fo:font-size="14pt" fo:language="pt" fo:country="BR" officeooo:paragraph-rsid="00a0ae23" style:font-size-asian="14pt" style:font-name-complex="Arial1" style:font-size-complex="5.5pt"/>
    </style:style>
    <style:style style:name="P5" style:family="paragraph" style:parent-style-name="Standard">
      <style:paragraph-properties fo:line-height="150%" style:text-autospace="none"/>
      <style:text-properties fo:color="#000000" style:font-name="Arial1" fo:font-size="14pt" fo:language="pt" fo:country="BR" officeooo:rsid="0018f6c5" officeooo:paragraph-rsid="0077211e" style:font-size-asian="14pt" style:font-name-complex="Arial1" style:font-size-complex="5.5pt"/>
    </style:style>
    <style:style style:name="P6" style:family="paragraph" style:parent-style-name="Standard">
      <style:paragraph-properties fo:line-height="150%" style:text-autospace="none"/>
      <style:text-properties fo:color="#000000" style:font-name="Arial1" fo:font-size="14pt" fo:language="pt" fo:country="BR" officeooo:rsid="0018f6c5" officeooo:paragraph-rsid="0018f6c5" style:font-size-asian="14pt" style:font-name-complex="Arial1" style:font-size-complex="5.5pt"/>
    </style:style>
    <style:style style:name="P7" style:family="paragraph" style:parent-style-name="Standard">
      <style:paragraph-properties fo:line-height="150%" style:text-autospace="none"/>
      <style:text-properties fo:color="#000000" style:font-name="Arial1" fo:font-size="14pt" fo:language="pt" fo:country="BR" officeooo:rsid="001ff358" officeooo:paragraph-rsid="0077211e" style:font-size-asian="14pt" style:font-name-complex="Arial1" style:font-size-complex="5.5pt"/>
    </style:style>
    <style:style style:name="P8" style:family="paragraph" style:parent-style-name="Standard">
      <style:paragraph-properties fo:line-height="150%" style:text-autospace="none"/>
      <style:text-properties fo:color="#000000" style:font-name="Arial1" fo:font-size="14pt" fo:language="pt" fo:country="BR" officeooo:rsid="001ff358" officeooo:paragraph-rsid="001ff358" style:font-size-asian="14pt" style:font-name-complex="Arial1" style:font-size-complex="5.5pt"/>
    </style:style>
    <style:style style:name="P9" style:family="paragraph" style:parent-style-name="Standard">
      <style:paragraph-properties fo:line-height="150%" style:text-autospace="none"/>
      <style:text-properties fo:color="#000000" style:font-name="Arial1" fo:font-size="14pt" fo:language="pt" fo:country="BR" officeooo:rsid="00715199" officeooo:paragraph-rsid="0077211e" style:font-size-asian="14pt" style:font-name-complex="Arial1" style:font-size-complex="5.5pt"/>
    </style:style>
    <style:style style:name="P10" style:family="paragraph" style:parent-style-name="Standard">
      <style:paragraph-properties fo:line-height="150%" style:text-autospace="none"/>
      <style:text-properties fo:color="#000000" style:font-name="Arial1" fo:font-size="14pt" fo:language="pt" fo:country="BR" officeooo:rsid="00715199" officeooo:paragraph-rsid="007673ae" style:font-size-asian="14pt" style:font-name-complex="Arial1" style:font-size-complex="5.5pt"/>
    </style:style>
    <style:style style:name="P11" style:family="paragraph" style:parent-style-name="Standard">
      <style:paragraph-properties fo:line-height="150%" style:text-autospace="none"/>
      <style:text-properties fo:color="#000000" style:font-name="Arial1" fo:font-size="14pt" fo:language="pt" fo:country="BR" officeooo:rsid="00715199" officeooo:paragraph-rsid="00715199" style:font-size-asian="14pt" style:font-name-complex="Arial1" style:font-size-complex="5.5pt"/>
    </style:style>
    <style:style style:name="P12" style:family="paragraph" style:parent-style-name="Standard">
      <style:paragraph-properties fo:line-height="150%" style:text-autospace="none"/>
      <style:text-properties fo:color="#000000" style:font-name="Arial1" fo:font-size="14pt" fo:language="pt" fo:country="BR" officeooo:rsid="007417bd" officeooo:paragraph-rsid="0077211e" style:font-size-asian="14pt" style:font-name-complex="Arial1" style:font-size-complex="5.5pt"/>
    </style:style>
    <style:style style:name="P13" style:family="paragraph" style:parent-style-name="Standard">
      <style:paragraph-properties fo:line-height="150%" style:text-autospace="none"/>
      <style:text-properties fo:color="#000000" style:font-name="Arial1" fo:font-size="14pt" fo:language="pt" fo:country="BR" officeooo:rsid="007417bd" officeooo:paragraph-rsid="007417bd" style:font-size-asian="14pt" style:font-name-complex="Arial1" style:font-size-complex="5.5pt"/>
    </style:style>
    <style:style style:name="P14" style:family="paragraph" style:parent-style-name="Standard">
      <style:paragraph-properties fo:line-height="150%" style:text-autospace="none"/>
      <style:text-properties fo:color="#000000" style:font-name="Arial1" fo:font-size="14pt" fo:language="pt" fo:country="BR" officeooo:rsid="0018f6c5" officeooo:paragraph-rsid="0077211e" fo:background-color="transparent" style:font-size-asian="14pt" style:font-name-complex="Arial1" style:font-size-complex="5.5pt"/>
    </style:style>
    <style:style style:name="P15" style:family="paragraph" style:parent-style-name="Standard">
      <style:paragraph-properties fo:line-height="150%" style:text-autospace="none"/>
      <style:text-properties fo:color="#000000" style:font-name="Arial1" fo:font-size="14pt" fo:language="pt" fo:country="BR" officeooo:rsid="0018f6c5" officeooo:paragraph-rsid="0018f6c5" fo:background-color="transparent" style:font-size-asian="14pt" style:font-name-complex="Arial1" style:font-size-complex="5.5pt"/>
    </style:style>
    <style:style style:name="P16" style:family="paragraph" style:parent-style-name="Standard">
      <style:paragraph-properties fo:line-height="150%" style:text-autospace="none"/>
      <style:text-properties fo:color="#000000" style:font-name="Arial1" fo:font-size="14pt" fo:language="pt" fo:country="BR" officeooo:rsid="00278168" officeooo:paragraph-rsid="0077211e" fo:background-color="transparent" style:font-size-asian="14pt" style:font-name-complex="Arial1" style:font-size-complex="5.5pt"/>
    </style:style>
    <style:style style:name="P17" style:family="paragraph" style:parent-style-name="Standard">
      <style:paragraph-properties fo:line-height="150%" style:text-autospace="none"/>
      <style:text-properties fo:color="#000000" style:font-name="Arial1" fo:font-size="14pt" fo:language="pt" fo:country="BR" officeooo:rsid="00278168" officeooo:paragraph-rsid="00278168" fo:background-color="transparent" style:font-size-asian="14pt" style:font-name-complex="Arial1" style:font-size-complex="5.5pt"/>
    </style:style>
    <style:style style:name="P18" style:family="paragraph" style:parent-style-name="Standard">
      <style:paragraph-properties fo:line-height="150%" style:text-autospace="none"/>
      <style:text-properties fo:color="#000000" style:font-name="Arial1" fo:font-size="14pt" fo:language="pt" fo:country="BR" officeooo:rsid="0032437c" officeooo:paragraph-rsid="0077211e" fo:background-color="transparent" style:font-size-asian="14pt" style:font-name-complex="Arial1" style:font-size-complex="5.5pt"/>
    </style:style>
    <style:style style:name="P19" style:family="paragraph" style:parent-style-name="Standard">
      <style:paragraph-properties fo:line-height="150%" style:text-autospace="none"/>
      <style:text-properties fo:color="#000000" style:font-name="Arial1" fo:font-size="14pt" fo:language="pt" fo:country="BR" officeooo:rsid="0032437c" officeooo:paragraph-rsid="0032437c" fo:background-color="transparent" style:font-size-asian="14pt" style:font-name-complex="Arial1" style:font-size-complex="5.5pt"/>
    </style:style>
    <style:style style:name="P20" style:family="paragraph" style:parent-style-name="Standard">
      <style:paragraph-properties fo:line-height="150%" style:text-autospace="none"/>
      <style:text-properties fo:color="#000000" style:font-name="Arial1" fo:font-size="14pt" fo:language="pt" fo:country="BR" officeooo:rsid="004baf87" officeooo:paragraph-rsid="0077211e" fo:background-color="transparent" style:font-size-asian="14pt" style:font-name-complex="Arial1" style:font-size-complex="5.5pt"/>
    </style:style>
    <style:style style:name="P21" style:family="paragraph" style:parent-style-name="Standard">
      <style:paragraph-properties fo:line-height="150%" style:text-autospace="none"/>
      <style:text-properties fo:color="#000000" style:font-name="Arial1" fo:font-size="14pt" fo:language="pt" fo:country="BR" officeooo:rsid="004baf87" officeooo:paragraph-rsid="006fd23a" fo:background-color="transparent" style:font-size-asian="14pt" style:font-name-complex="Arial1" style:font-size-complex="5.5pt"/>
    </style:style>
    <style:style style:name="P22" style:family="paragraph" style:parent-style-name="Standard">
      <style:paragraph-properties fo:line-height="150%" style:text-autospace="none"/>
      <style:text-properties fo:color="#000000" style:font-name="Arial1" fo:font-size="14pt" fo:language="pt" fo:country="BR" officeooo:rsid="006de70d" officeooo:paragraph-rsid="0077211e" fo:background-color="transparent" style:font-size-asian="14pt" style:font-name-complex="Arial1" style:font-size-complex="5.5pt"/>
    </style:style>
    <style:style style:name="P23" style:family="paragraph" style:parent-style-name="Standard">
      <style:paragraph-properties fo:line-height="150%" style:text-autospace="none"/>
      <style:text-properties fo:color="#000000" style:font-name="Arial1" fo:font-size="14pt" fo:language="pt" fo:country="BR" officeooo:rsid="006de70d" officeooo:paragraph-rsid="006de70d" fo:background-color="transparent" style:font-size-asian="14pt" style:font-name-complex="Arial1" style:font-size-complex="5.5pt"/>
    </style:style>
    <style:style style:name="P24" style:family="paragraph" style:parent-style-name="Standard">
      <style:paragraph-properties fo:line-height="150%" style:text-autospace="none"/>
      <style:text-properties fo:color="#000000" style:font-name="Arial1" fo:font-size="14pt" fo:language="pt" fo:country="BR" fo:font-weight="bold" officeooo:paragraph-rsid="0017851f" style:font-size-asian="14pt" style:font-weight-asian="bold" style:font-name-complex="Arial1" style:font-size-complex="5.5pt" style:font-weight-complex="bold"/>
    </style:style>
    <style:style style:name="P25" style:family="paragraph" style:parent-style-name="Standard">
      <style:paragraph-properties fo:line-height="150%" fo:text-align="justify" style:justify-single-word="false" style:text-autospace="none"/>
      <style:text-properties fo:color="#000000" style:font-name="Arial1" fo:font-size="14pt" fo:language="pt" fo:country="BR" fo:font-weight="bold" officeooo:paragraph-rsid="0017851f" style:font-size-asian="14pt" style:font-weight-asian="bold" style:font-name-complex="Arial1" style:font-size-complex="5.5pt" style:font-weight-complex="bold"/>
    </style:style>
    <style:style style:name="P26" style:family="paragraph" style:parent-style-name="Standard">
      <style:paragraph-properties fo:line-height="150%" style:text-autospace="none"/>
      <style:text-properties fo:color="#000000" fo:language="pt" fo:country="BR" officeooo:paragraph-rsid="0077211e"/>
    </style:style>
    <style:style style:name="P27" style:family="paragraph" style:parent-style-name="Standard">
      <style:paragraph-properties fo:line-height="150%" style:text-autospace="none"/>
      <style:text-properties fo:color="#000000" fo:language="pt" fo:country="BR" officeooo:paragraph-rsid="0017e2a7"/>
    </style:style>
    <style:style style:name="P28" style:family="paragraph" style:parent-style-name="Standard">
      <style:paragraph-properties fo:line-height="150%" style:text-autospace="none"/>
      <style:text-properties fo:color="#000000" fo:language="pt" fo:country="BR" officeooo:paragraph-rsid="0018f6c5"/>
    </style:style>
    <style:style style:name="P29" style:family="paragraph" style:parent-style-name="Standard">
      <style:paragraph-properties fo:line-height="150%" style:text-autospace="none"/>
      <style:text-properties fo:color="#000000" fo:language="pt" fo:country="BR" officeooo:paragraph-rsid="001cb203"/>
    </style:style>
    <style:style style:name="P30" style:family="paragraph" style:parent-style-name="Standard">
      <style:paragraph-properties fo:line-height="150%" style:text-autospace="none"/>
      <style:text-properties fo:color="#000000" fo:language="pt" fo:country="BR" officeooo:paragraph-rsid="0017851f"/>
    </style:style>
    <style:style style:name="P31" style:family="paragraph" style:parent-style-name="Standard">
      <style:paragraph-properties fo:line-height="150%" style:text-autospace="none"/>
      <style:text-properties fo:color="#000000" fo:language="pt" fo:country="BR" officeooo:paragraph-rsid="00424e37"/>
    </style:style>
    <style:style style:name="P32" style:family="paragraph" style:parent-style-name="Standard">
      <style:paragraph-properties fo:line-height="150%" fo:text-align="justify" style:justify-single-word="false" style:text-autospace="none"/>
      <style:text-properties fo:color="#000000" fo:language="pt" fo:country="BR" officeooo:paragraph-rsid="0017851f"/>
    </style:style>
    <style:style style:name="P33" style:family="paragraph" style:parent-style-name="Standard">
      <style:paragraph-properties fo:line-height="150%" fo:text-align="justify" style:justify-single-word="false" style:text-autospace="none"/>
      <style:text-properties fo:color="#000000" fo:language="pt" fo:country="BR" officeooo:paragraph-rsid="007931bc"/>
    </style:style>
    <style:style style:name="P34" style:family="paragraph" style:parent-style-name="Standard">
      <style:paragraph-properties fo:line-height="150%" fo:text-align="justify" style:justify-single-word="false" style:text-autospace="none"/>
      <style:text-properties fo:color="#000000" fo:language="pt" fo:country="BR" officeooo:paragraph-rsid="007bf34e"/>
    </style:style>
    <style:style style:name="P35" style:family="paragraph" style:parent-style-name="Standard">
      <style:paragraph-properties fo:line-height="150%" style:text-autospace="none"/>
      <style:text-properties fo:color="#000000" fo:language="pt" fo:country="BR" officeooo:rsid="0018f6c5" officeooo:paragraph-rsid="0077211e"/>
    </style:style>
    <style:style style:name="P36" style:family="paragraph" style:parent-style-name="Standard">
      <style:paragraph-properties fo:line-height="150%" style:text-autospace="none"/>
      <style:text-properties fo:color="#000000" fo:language="pt" fo:country="BR" officeooo:rsid="0018f6c5" officeooo:paragraph-rsid="0019288e"/>
    </style:style>
    <style:style style:name="P37" style:family="paragraph" style:parent-style-name="Standard">
      <style:paragraph-properties fo:line-height="150%" style:text-autospace="none"/>
      <style:text-properties fo:color="#000000" fo:language="pt" fo:country="BR" officeooo:rsid="0018f6c5" officeooo:paragraph-rsid="00294e5f"/>
    </style:style>
    <style:style style:name="P38" style:family="paragraph" style:parent-style-name="Standard">
      <style:paragraph-properties fo:line-height="150%" style:text-autospace="none"/>
      <style:text-properties fo:color="#000000" fo:language="pt" fo:country="BR" officeooo:rsid="001e3e00" officeooo:paragraph-rsid="0077211e"/>
    </style:style>
    <style:style style:name="P39" style:family="paragraph" style:parent-style-name="Standard">
      <style:paragraph-properties fo:line-height="150%" style:text-autospace="none"/>
      <style:text-properties fo:color="#000000" fo:language="pt" fo:country="BR" officeooo:rsid="001e3e00" officeooo:paragraph-rsid="00294e5f"/>
    </style:style>
    <style:style style:name="P40" style:family="paragraph" style:parent-style-name="Standard">
      <style:paragraph-properties fo:line-height="150%" style:text-autospace="none"/>
      <style:text-properties fo:color="#000000" fo:language="pt" fo:country="BR" officeooo:rsid="001ff358" officeooo:paragraph-rsid="0077211e"/>
    </style:style>
    <style:style style:name="P41" style:family="paragraph" style:parent-style-name="Standard">
      <style:paragraph-properties fo:line-height="150%" style:text-autospace="none"/>
      <style:text-properties fo:color="#000000" fo:language="pt" fo:country="BR" officeooo:rsid="001ff358" officeooo:paragraph-rsid="001ff358"/>
    </style:style>
    <style:style style:name="P42" style:family="paragraph" style:parent-style-name="Standard">
      <style:paragraph-properties fo:line-height="150%" style:text-autospace="none"/>
      <style:text-properties fo:color="#000000" fo:language="pt" fo:country="BR" officeooo:rsid="00278168" officeooo:paragraph-rsid="0077211e"/>
    </style:style>
    <style:style style:name="P43" style:family="paragraph" style:parent-style-name="Standard">
      <style:paragraph-properties fo:line-height="150%" style:text-autospace="none"/>
      <style:text-properties fo:color="#000000" fo:language="pt" fo:country="BR" officeooo:rsid="00278168" officeooo:paragraph-rsid="002a8b49"/>
    </style:style>
    <style:style style:name="P44" style:family="paragraph" style:parent-style-name="Standard">
      <style:paragraph-properties fo:line-height="150%" style:text-autospace="none"/>
      <style:text-properties fo:color="#000000" fo:language="pt" fo:country="BR" officeooo:rsid="00278168" officeooo:paragraph-rsid="003302c6"/>
    </style:style>
    <style:style style:name="P45" style:family="paragraph" style:parent-style-name="Standard">
      <style:paragraph-properties fo:line-height="150%" style:text-autospace="none"/>
      <style:text-properties fo:color="#000000" fo:language="pt" fo:country="BR" officeooo:rsid="00282385" officeooo:paragraph-rsid="0077211e"/>
    </style:style>
    <style:style style:name="P46" style:family="paragraph" style:parent-style-name="Standard">
      <style:paragraph-properties fo:line-height="150%" style:text-autospace="none"/>
      <style:text-properties fo:color="#000000" fo:language="pt" fo:country="BR" officeooo:rsid="00282385" officeooo:paragraph-rsid="00282385"/>
    </style:style>
    <style:style style:name="P47" style:family="paragraph" style:parent-style-name="Standard">
      <style:paragraph-properties fo:line-height="150%" style:text-autospace="none"/>
      <style:text-properties fo:color="#000000" fo:language="pt" fo:country="BR" officeooo:rsid="0032437c" officeooo:paragraph-rsid="0077211e"/>
    </style:style>
    <style:style style:name="P48" style:family="paragraph" style:parent-style-name="Standard">
      <style:paragraph-properties fo:line-height="150%" style:text-autospace="none"/>
      <style:text-properties fo:color="#000000" fo:language="pt" fo:country="BR" officeooo:rsid="0032437c" officeooo:paragraph-rsid="0032437c"/>
    </style:style>
    <style:style style:name="P49" style:family="paragraph" style:parent-style-name="Standard">
      <style:paragraph-properties fo:line-height="150%" style:text-autospace="none"/>
      <style:text-properties fo:color="#000000" fo:language="pt" fo:country="BR" officeooo:rsid="00324397" officeooo:paragraph-rsid="0077211e"/>
    </style:style>
    <style:style style:name="P50" style:family="paragraph" style:parent-style-name="Standard">
      <style:paragraph-properties fo:line-height="150%" style:text-autospace="none"/>
      <style:text-properties fo:color="#000000" fo:language="pt" fo:country="BR" officeooo:rsid="00324397" officeooo:paragraph-rsid="00324397"/>
    </style:style>
    <style:style style:name="P51" style:family="paragraph" style:parent-style-name="Standard">
      <style:paragraph-properties fo:line-height="150%" style:text-autospace="none"/>
      <style:text-properties fo:color="#000000" fo:language="pt" fo:country="BR" officeooo:rsid="00324397" officeooo:paragraph-rsid="0095295f"/>
    </style:style>
    <style:style style:name="P52" style:family="paragraph" style:parent-style-name="Standard">
      <style:paragraph-properties fo:line-height="150%" style:text-autospace="none"/>
      <style:text-properties fo:color="#000000" fo:language="pt" fo:country="BR" officeooo:rsid="0036b38a" officeooo:paragraph-rsid="0077211e"/>
    </style:style>
    <style:style style:name="P53" style:family="paragraph" style:parent-style-name="Standard">
      <style:paragraph-properties fo:line-height="150%" style:text-autospace="none"/>
      <style:text-properties fo:color="#000000" fo:language="pt" fo:country="BR" officeooo:rsid="0036b38a" officeooo:paragraph-rsid="0036b38a"/>
    </style:style>
    <style:style style:name="P54" style:family="paragraph" style:parent-style-name="Standard">
      <style:paragraph-properties fo:line-height="150%" style:text-autospace="none"/>
      <style:text-properties fo:color="#000000" fo:language="pt" fo:country="BR" officeooo:rsid="00294e5f" officeooo:paragraph-rsid="0077211e"/>
    </style:style>
    <style:style style:name="P55" style:family="paragraph" style:parent-style-name="Standard">
      <style:paragraph-properties fo:line-height="150%" style:text-autospace="none"/>
      <style:text-properties fo:color="#000000" fo:language="pt" fo:country="BR" officeooo:rsid="00294e5f" officeooo:paragraph-rsid="002ef772"/>
    </style:style>
    <style:style style:name="P56" style:family="paragraph" style:parent-style-name="Standard">
      <style:paragraph-properties fo:line-height="150%" style:text-autospace="none"/>
      <style:text-properties fo:color="#000000" fo:language="pt" fo:country="BR" officeooo:rsid="00294e5f" officeooo:paragraph-rsid="0055240f"/>
    </style:style>
    <style:style style:name="P57" style:family="paragraph" style:parent-style-name="Standard">
      <style:paragraph-properties fo:line-height="150%" style:text-autospace="none"/>
      <style:text-properties fo:color="#000000" fo:language="pt" fo:country="BR" officeooo:rsid="00294e5f" officeooo:paragraph-rsid="009554a2"/>
    </style:style>
    <style:style style:name="P58" style:family="paragraph" style:parent-style-name="Standard">
      <style:paragraph-properties fo:line-height="150%" style:text-autospace="none"/>
      <style:text-properties fo:color="#000000" fo:language="pt" fo:country="BR" officeooo:rsid="00294e5f" officeooo:paragraph-rsid="0097412f"/>
    </style:style>
    <style:style style:name="P59" style:family="paragraph" style:parent-style-name="Standard">
      <style:paragraph-properties fo:line-height="150%" style:text-autospace="none"/>
      <style:text-properties fo:color="#000000" fo:language="pt" fo:country="BR" officeooo:rsid="0045989a" officeooo:paragraph-rsid="0077211e"/>
    </style:style>
    <style:style style:name="P60" style:family="paragraph" style:parent-style-name="Standard">
      <style:paragraph-properties fo:line-height="150%" style:text-autospace="none"/>
      <style:text-properties fo:color="#000000" fo:language="pt" fo:country="BR" officeooo:rsid="0045989a" officeooo:paragraph-rsid="0045989a"/>
    </style:style>
    <style:style style:name="P61" style:family="paragraph" style:parent-style-name="Standard">
      <style:paragraph-properties fo:line-height="150%" style:text-autospace="none"/>
      <style:text-properties fo:color="#000000" fo:language="pt" fo:country="BR" officeooo:rsid="0049f2e6" officeooo:paragraph-rsid="0077211e"/>
    </style:style>
    <style:style style:name="P62" style:family="paragraph" style:parent-style-name="Standard">
      <style:paragraph-properties fo:line-height="150%" style:text-autospace="none"/>
      <style:text-properties fo:color="#000000" fo:language="pt" fo:country="BR" officeooo:rsid="0049f2e6" officeooo:paragraph-rsid="0049f2e6"/>
    </style:style>
    <style:style style:name="P63" style:family="paragraph" style:parent-style-name="Standard">
      <style:paragraph-properties fo:line-height="150%" style:text-autospace="none"/>
      <style:text-properties fo:color="#000000" fo:language="pt" fo:country="BR" officeooo:rsid="0049f2e6" officeooo:paragraph-rsid="004b7b54"/>
    </style:style>
    <style:style style:name="P64" style:family="paragraph" style:parent-style-name="Standard">
      <style:paragraph-properties fo:line-height="150%" style:text-autospace="none"/>
      <style:text-properties fo:color="#000000" fo:language="pt" fo:country="BR" officeooo:rsid="004baf87" officeooo:paragraph-rsid="0077211e"/>
    </style:style>
    <style:style style:name="P65" style:family="paragraph" style:parent-style-name="Standard">
      <style:paragraph-properties fo:line-height="150%" style:text-autospace="none"/>
      <style:text-properties fo:color="#000000" fo:language="pt" fo:country="BR" officeooo:rsid="004baf87" officeooo:paragraph-rsid="005bd703"/>
    </style:style>
    <style:style style:name="P66" style:family="paragraph" style:parent-style-name="Standard">
      <style:paragraph-properties fo:line-height="150%" style:text-autospace="none"/>
      <style:text-properties style:use-window-font-color="true" style:font-name="Arial1" fo:font-size="14pt" fo:language="pt" fo:country="BR" officeooo:rsid="00444e4e" officeooo:paragraph-rsid="0077211e" fo:background-color="transparent" style:font-size-asian="14pt" style:font-name-complex="Arial1" style:font-size-complex="5.5pt"/>
    </style:style>
    <style:style style:name="P67" style:family="paragraph" style:parent-style-name="Standard">
      <style:paragraph-properties fo:line-height="150%" style:text-autospace="none"/>
      <style:text-properties style:use-window-font-color="true" style:font-name="Arial1" fo:font-size="14pt" fo:language="pt" fo:country="BR" officeooo:rsid="00444e4e" officeooo:paragraph-rsid="00444e4e" fo:background-color="transparent" style:font-size-asian="14pt" style:font-name-complex="Arial1" style:font-size-complex="5.5pt"/>
    </style:style>
    <style:style style:name="P68" style:family="paragraph" style:parent-style-name="Standard">
      <style:paragraph-properties fo:line-height="150%" style:text-autospace="none"/>
      <style:text-properties style:use-window-font-color="true" style:font-name="Arial1" fo:font-size="14pt" fo:language="pt" fo:country="BR" officeooo:rsid="004baf87" officeooo:paragraph-rsid="0077211e" style:font-size-asian="14pt" style:font-name-complex="Arial1" style:font-size-complex="5.5pt"/>
    </style:style>
    <style:style style:name="P69" style:family="paragraph" style:parent-style-name="Standard">
      <style:paragraph-properties fo:line-height="150%" style:text-autospace="none"/>
      <style:text-properties style:use-window-font-color="true" style:font-name="Arial1" fo:font-size="14pt" fo:language="pt" fo:country="BR" officeooo:rsid="004baf87" officeooo:paragraph-rsid="006fc65d" style:font-size-asian="14pt" style:font-name-complex="Arial1" style:font-size-complex="5.5pt"/>
    </style:style>
    <style:style style:name="P70" style:family="paragraph" style:parent-style-name="Standard">
      <style:paragraph-properties fo:line-height="150%" style:text-autospace="none"/>
      <style:text-properties style:use-window-font-color="true" style:font-name="Arial1" fo:font-size="14pt" fo:language="pt" fo:country="BR" officeooo:rsid="004baf87" officeooo:paragraph-rsid="006fd23a" style:font-size-asian="14pt" style:font-name-complex="Arial1" style:font-size-complex="5.5pt"/>
    </style:style>
    <style:style style:name="P71" style:family="paragraph" style:parent-style-name="Standard">
      <style:paragraph-properties fo:line-height="150%" style:text-autospace="none"/>
      <style:text-properties style:use-window-font-color="true" style:font-name="Arial1" fo:font-size="14pt" fo:language="pt" fo:country="BR" officeooo:rsid="00771826" officeooo:paragraph-rsid="00771826" style:font-size-asian="14pt" style:font-name-complex="Arial1" style:font-size-complex="5.5pt"/>
    </style:style>
    <style:style style:name="P72" style:family="paragraph" style:parent-style-name="Standard">
      <style:paragraph-properties fo:line-height="150%" style:text-autospace="none"/>
      <style:text-properties style:use-window-font-color="true" fo:language="pt" fo:country="BR" officeooo:rsid="00372148" officeooo:paragraph-rsid="0077211e"/>
    </style:style>
    <style:style style:name="P73" style:family="paragraph" style:parent-style-name="Standard">
      <style:paragraph-properties fo:line-height="150%" style:text-autospace="none"/>
      <style:text-properties style:use-window-font-color="true" fo:language="pt" fo:country="BR" officeooo:rsid="00372148" officeooo:paragraph-rsid="00372148"/>
    </style:style>
    <style:style style:name="P74" style:family="paragraph" style:parent-style-name="Standard">
      <style:paragraph-properties fo:line-height="150%" style:text-autospace="none"/>
      <style:text-properties style:use-window-font-color="true" fo:language="pt" fo:country="BR" officeooo:rsid="00372148" officeooo:paragraph-rsid="00947170"/>
    </style:style>
    <style:style style:name="P75" style:family="paragraph" style:parent-style-name="Standard">
      <style:paragraph-properties fo:line-height="150%" fo:text-align="justify" style:justify-single-word="false" style:text-autospace="none"/>
      <style:text-properties style:use-window-font-color="true" fo:language="pt" fo:country="BR" officeooo:paragraph-rsid="007bf34e"/>
    </style:style>
    <style:style style:name="P76" style:family="paragraph" style:parent-style-name="Standard">
      <style:paragraph-properties fo:line-height="150%" fo:text-align="justify" style:justify-single-word="false" style:text-autospace="none"/>
      <style:text-properties style:use-window-font-color="true" fo:language="pt" fo:country="BR" fo:font-weight="bold" officeooo:rsid="007db80f" officeooo:paragraph-rsid="007db80f" style:font-weight-asian="bold" style:font-weight-complex="bold"/>
    </style:style>
    <style:style style:name="P77" style:family="paragraph" style:parent-style-name="Standard">
      <style:paragraph-properties fo:line-height="150%" fo:text-align="justify" style:justify-single-word="false" style:text-autospace="none"/>
      <style:text-properties style:use-window-font-color="true" fo:language="pt" fo:country="BR" fo:font-weight="bold" officeooo:rsid="007db80f" officeooo:paragraph-rsid="0083a2cf" style:font-weight-asian="bold" style:font-weight-complex="bold"/>
    </style:style>
    <style:style style:name="P78" style:family="paragraph" style:parent-style-name="Standard">
      <style:paragraph-properties fo:line-height="150%" fo:text-align="justify" style:justify-single-word="false" style:text-autospace="none"/>
      <style:text-properties style:use-window-font-color="true" fo:language="pt" fo:country="BR" fo:font-weight="bold" officeooo:rsid="0083a2cf" officeooo:paragraph-rsid="0083a2cf" style:font-weight-asian="bold" style:font-weight-complex="bold"/>
    </style:style>
    <style:style style:name="P79" style:family="paragraph" style:parent-style-name="Standard">
      <style:paragraph-properties fo:line-height="150%" fo:text-align="justify" style:justify-single-word="false" style:text-autospace="none"/>
      <style:text-properties fo:language="pt" fo:country="BR" officeooo:paragraph-rsid="007ae268"/>
    </style:style>
    <style:style style:name="P80" style:family="paragraph" style:parent-style-name="Standard">
      <style:paragraph-properties fo:line-height="150%" fo:text-align="justify" style:justify-single-word="false" style:text-autospace="none"/>
      <style:text-properties fo:language="pt" fo:country="BR" officeooo:paragraph-rsid="007db80f"/>
    </style:style>
    <style:style style:name="P81" style:family="paragraph" style:parent-style-name="Standard">
      <style:paragraph-properties fo:line-height="150%" fo:text-align="justify" style:justify-single-word="false" style:text-autospace="none"/>
      <style:text-properties fo:language="pt" fo:country="BR" officeooo:paragraph-rsid="0083a2cf"/>
    </style:style>
    <style:style style:name="P82" style:family="paragraph" style:parent-style-name="Standard">
      <style:paragraph-properties fo:line-height="150%" fo:text-align="center" style:justify-single-word="false" fo:break-before="page" style:text-autospace="none"/>
      <style:text-properties fo:color="#000000" style:font-name="Arial1" fo:font-size="14pt" fo:language="pt" fo:country="BR" fo:font-weight="bold" officeooo:paragraph-rsid="0017851f" style:font-size-asian="14pt" style:font-weight-asian="bold" style:font-name-complex="Arial1" style:font-size-complex="5.5pt" style:font-weight-complex="bold"/>
    </style:style>
    <style:style style:name="P83" style:family="paragraph" style:parent-style-name="Standard" style:master-page-name="Standard">
      <style:paragraph-properties fo:line-height="150%" fo:text-align="center" style:justify-single-word="false" style:page-number="auto" fo:break-before="page" style:text-autospace="none"/>
      <style:text-properties fo:color="#000000" style:font-name="Arial1" fo:font-size="14pt" fo:language="pt" fo:country="BR" fo:font-weight="bold" officeooo:paragraph-rsid="0017851f" style:font-size-asian="14pt" style:font-weight-asian="bold" style:font-name-complex="Arial1" style:font-size-complex="5.5pt" style:font-weight-complex="bold"/>
    </style:style>
    <style:style style:name="P84" style:family="paragraph" style:parent-style-name="Standard">
      <style:paragraph-properties fo:line-height="150%" style:text-autospace="none"/>
      <style:text-properties fo:color="#000000" style:font-name="Arial1" fo:font-size="14pt" fo:language="pt" fo:country="BR" officeooo:rsid="004baf87" officeooo:paragraph-rsid="0077211e" fo:background-color="transparent" style:font-size-asian="14pt" style:font-name-complex="Arial1" style:font-size-complex="5.5pt"/>
    </style:style>
    <style:style style:name="P85" style:family="paragraph" style:parent-style-name="Standard">
      <style:paragraph-properties fo:line-height="150%" fo:text-align="justify" style:justify-single-word="false" style:text-autospace="none"/>
      <style:text-properties fo:color="#000000" style:font-name="Arial1" fo:font-size="14pt" fo:language="pt" fo:country="BR" fo:font-weight="bold" officeooo:rsid="007bf34e" officeooo:paragraph-rsid="007bf34e" style:font-size-asian="14pt" style:font-weight-asian="bold" style:font-name-complex="Arial1" style:font-size-complex="5.5pt" style:font-weight-complex="bold"/>
    </style:style>
    <style:style style:name="P86" style:family="paragraph" style:parent-style-name="Standard" style:list-style-name="WW8Num1">
      <style:paragraph-properties fo:line-height="150%" fo:text-align="justify" style:justify-single-word="false" style:text-autospace="none">
        <style:tab-stops>
          <style:tab-stop style:position="1.27cm"/>
          <style:tab-stop style:position="2.54cm"/>
        </style:tab-stops>
      </style:paragraph-properties>
      <style:text-properties fo:color="#000000" style:font-name="Arial1" fo:font-size="14pt" fo:language="pt" fo:country="BR" officeooo:paragraph-rsid="00891d68" style:font-size-asian="14pt" style:font-name-complex="Arial1" style:font-size-complex="5.5pt"/>
    </style:style>
    <style:style style:name="P87" style:family="paragraph" style:parent-style-name="Standard">
      <style:paragraph-properties fo:line-height="150%" style:text-autospace="none"/>
      <style:text-properties fo:color="#000000" fo:language="pt" fo:country="BR" officeooo:rsid="00324397" officeooo:paragraph-rsid="00ae35c3"/>
    </style:style>
    <style:style style:name="P88" style:family="paragraph" style:parent-style-name="Standard">
      <style:paragraph-properties fo:line-height="150%" style:text-autospace="none"/>
      <style:text-properties fo:color="#000000" fo:language="pt" fo:country="BR" officeooo:rsid="0049f2e6" officeooo:paragraph-rsid="0049f2e6"/>
    </style:style>
    <style:style style:name="P89" style:family="paragraph" style:parent-style-name="Standard">
      <style:paragraph-properties fo:line-height="150%" style:text-autospace="none"/>
      <style:text-properties fo:color="#000000" fo:language="pt" fo:country="BR" officeooo:rsid="0049f2e6" officeooo:paragraph-rsid="004b7b54"/>
    </style:style>
    <style:style style:name="P90" style:family="paragraph" style:parent-style-name="Standard">
      <style:paragraph-properties fo:line-height="150%" style:text-autospace="none"/>
      <style:text-properties style:use-window-font-color="true" style:font-name="Arial1" fo:font-size="14pt" fo:language="pt" fo:country="BR" officeooo:rsid="006e388c" officeooo:paragraph-rsid="0077211e" fo:background-color="transparent" style:font-size-asian="14pt" style:font-name-complex="Arial1" style:font-size-complex="5.5pt"/>
    </style:style>
    <style:style style:name="P91" style:family="paragraph" style:parent-style-name="Standard">
      <style:paragraph-properties fo:line-height="150%" style:text-autospace="none"/>
      <style:text-properties style:use-window-font-color="true" style:font-name="Arial1" fo:font-size="14pt" fo:language="pt" fo:country="BR" officeooo:rsid="006e388c" officeooo:paragraph-rsid="006f8bee" fo:background-color="transparent" style:font-size-asian="14pt" style:font-name-complex="Arial1" style:font-size-complex="5.5pt"/>
    </style:style>
    <style:style style:name="P92" style:family="paragraph" style:parent-style-name="Standard">
      <style:paragraph-properties fo:line-height="150%" style:text-autospace="none"/>
      <style:text-properties style:use-window-font-color="true" style:font-name="Arial1" fo:font-size="14pt" fo:language="pt" fo:country="BR" officeooo:rsid="006fd23a" officeooo:paragraph-rsid="0077211e" fo:background-color="transparent" style:font-size-asian="14pt" style:font-name-complex="Arial1" style:font-size-complex="5.5pt"/>
    </style:style>
    <style:style style:name="P93" style:family="paragraph" style:parent-style-name="Standard">
      <style:paragraph-properties fo:line-height="150%" style:text-autospace="none"/>
      <style:text-properties style:use-window-font-color="true" style:font-name="Arial1" fo:font-size="14pt" fo:language="pt" fo:country="BR" officeooo:rsid="006fd23a" officeooo:paragraph-rsid="006fd23a" fo:background-color="transparent" style:font-size-asian="14pt" style:font-name-complex="Arial1" style:font-size-complex="5.5pt"/>
    </style:style>
    <style:style style:name="P94" style:family="paragraph" style:parent-style-name="Standard">
      <style:paragraph-properties fo:line-height="150%" style:text-autospace="none"/>
      <style:text-properties style:use-window-font-color="true" style:font-name="Arial1" fo:font-size="14pt" fo:language="pt" fo:country="BR" officeooo:rsid="00307d8d" officeooo:paragraph-rsid="0095295f" fo:background-color="transparent" style:font-size-asian="14pt" style:font-name-complex="Arial1" style:font-size-complex="5.5pt"/>
    </style:style>
    <style:style style:name="P95" style:family="paragraph" style:parent-style-name="Standard">
      <style:paragraph-properties fo:line-height="150%" style:text-autospace="none"/>
      <style:text-properties style:use-window-font-color="true" style:font-name="Arial1" fo:font-size="14pt" fo:language="pt" fo:country="BR" officeooo:rsid="00747a22" officeooo:paragraph-rsid="0077211e" style:font-size-asian="14pt" style:font-name-complex="Arial1" style:font-size-complex="5.5pt"/>
    </style:style>
    <style:style style:name="P96" style:family="paragraph" style:parent-style-name="Standard">
      <style:paragraph-properties fo:line-height="150%" style:text-autospace="none"/>
      <style:text-properties style:use-window-font-color="true" style:font-name="Arial1" fo:font-size="14pt" fo:language="pt" fo:country="BR" officeooo:rsid="00747a22" officeooo:paragraph-rsid="007673ae" style:font-size-asian="14pt" style:font-name-complex="Arial1" style:font-size-complex="5.5pt"/>
    </style:style>
    <style:style style:name="P97" style:family="paragraph" style:parent-style-name="Standard" style:list-style-name="WW8Num1">
      <style:paragraph-properties fo:margin-left="0.635cm" fo:margin-right="0cm" fo:line-height="150%" fo:text-align="justify" style:justify-single-word="false" fo:text-indent="0cm" style:auto-text-indent="false" style:text-autospace="none">
        <style:tab-stops>
          <style:tab-stop style:position="1.27cm"/>
          <style:tab-stop style:position="2.54cm"/>
        </style:tab-stops>
      </style:paragraph-properties>
      <style:text-properties fo:color="#000000" fo:language="pt" fo:country="BR" officeooo:paragraph-rsid="0017851f"/>
    </style:style>
    <style:style style:name="P98" style:family="paragraph" style:parent-style-name="Standard" style:list-style-name="WW8Num1">
      <style:paragraph-properties fo:margin-left="0.635cm" fo:margin-right="0cm" fo:line-height="150%" fo:text-align="justify" style:justify-single-word="false" fo:text-indent="0cm" style:auto-text-indent="false" style:text-autospace="none">
        <style:tab-stops>
          <style:tab-stop style:position="1.27cm"/>
          <style:tab-stop style:position="2.54cm"/>
        </style:tab-stops>
      </style:paragraph-properties>
      <style:text-properties fo:color="#000000" fo:language="pt" fo:country="BR" fo:font-weight="bold" officeooo:rsid="0086027e" officeooo:paragraph-rsid="0086027e" style:font-weight-asian="bold" style:font-weight-complex="bold"/>
    </style:style>
    <style:style style:name="P99" style:family="paragraph" style:parent-style-name="Standard" style:list-style-name="WW8Num1">
      <style:paragraph-properties fo:margin-left="0.635cm" fo:margin-right="0cm" fo:line-height="150%" fo:text-align="justify" style:justify-single-word="false" fo:text-indent="0cm" style:auto-text-indent="false" style:text-autospace="none">
        <style:tab-stops>
          <style:tab-stop style:position="1.27cm"/>
          <style:tab-stop style:position="2.54cm"/>
        </style:tab-stops>
      </style:paragraph-properties>
      <style:text-properties fo:color="#000000" fo:language="pt" fo:country="BR" officeooo:rsid="00891d68" officeooo:paragraph-rsid="00891d68"/>
    </style:style>
    <style:style style:name="P100" style:family="paragraph" style:parent-style-name="Standard" style:list-style-name="WW8Num1">
      <style:paragraph-properties fo:margin-left="0.635cm" fo:margin-right="0cm" fo:line-height="150%" fo:text-align="justify" style:justify-single-word="false" fo:text-indent="0cm" style:auto-text-indent="false" style:text-autospace="none">
        <style:tab-stops>
          <style:tab-stop style:position="1.27cm"/>
          <style:tab-stop style:position="2.54cm"/>
        </style:tab-stops>
      </style:paragraph-properties>
      <style:text-properties fo:color="#000000" style:font-name="Arial1" fo:font-size="14pt" fo:language="pt" fo:country="BR" officeooo:paragraph-rsid="0017851f" style:font-size-asian="14pt" style:font-name-complex="Arial1" style:font-size-complex="5.5pt"/>
    </style:style>
    <style:style style:name="P101" style:family="paragraph" style:parent-style-name="Standard" style:list-style-name="WW8Num1">
      <style:paragraph-properties fo:margin-left="0.635cm" fo:margin-right="0cm" fo:line-height="150%" fo:text-align="justify" style:justify-single-word="false" fo:text-indent="0cm" style:auto-text-indent="false" style:text-autospace="none">
        <style:tab-stops>
          <style:tab-stop style:position="1.27cm"/>
          <style:tab-stop style:position="2.54cm"/>
        </style:tab-stops>
      </style:paragraph-properties>
      <style:text-properties fo:language="pt" fo:country="BR" officeooo:paragraph-rsid="008bf054"/>
    </style:style>
    <style:style style:name="T1" style:family="text">
      <style:text-properties style:font-name="Arial1" fo:font-size="14pt" style:font-size-asian="14pt" style:font-name-complex="Arial1" style:font-size-complex="5.5pt"/>
    </style:style>
    <style:style style:name="T2" style:family="text">
      <style:text-properties style:font-name="Arial1" fo:font-size="14pt" officeooo:rsid="007931bc" style:font-size-asian="14pt" style:font-name-complex="Arial1" style:font-size-complex="5.5pt"/>
    </style:style>
    <style:style style:name="T3" style:family="text">
      <style:text-properties style:font-name="Arial1" fo:font-size="14pt" officeooo:rsid="007bf34e" style:font-size-asian="14pt" style:font-name-complex="Arial1" style:font-size-complex="5.5pt"/>
    </style:style>
    <style:style style:name="T4" style:family="text">
      <style:text-properties style:font-name="Arial1" fo:font-size="14pt" officeooo:rsid="007e3fe5" style:font-size-asian="14pt" style:font-name-complex="Arial1" style:font-size-complex="5.5pt"/>
    </style:style>
    <style:style style:name="T5" style:family="text">
      <style:text-properties style:font-name="Arial1" fo:font-size="14pt" officeooo:rsid="00804885" style:font-size-asian="14pt" style:font-name-complex="Arial1" style:font-size-complex="5.5pt"/>
    </style:style>
    <style:style style:name="T6" style:family="text">
      <style:text-properties style:font-name="Arial1" fo:font-size="14pt" officeooo:rsid="0017e2a7" style:font-size-asian="14pt" style:font-name-complex="Arial1" style:font-size-complex="5.5pt"/>
    </style:style>
    <style:style style:name="T7" style:family="text">
      <style:text-properties style:font-name="Arial1" fo:font-size="14pt" officeooo:rsid="0018f6c5" style:font-size-asian="14pt" style:font-name-complex="Arial1" style:font-size-complex="5.5pt"/>
    </style:style>
    <style:style style:name="T8" style:family="text">
      <style:text-properties style:font-name="Arial1" fo:font-size="14pt" officeooo:rsid="0019288e" style:font-size-asian="14pt" style:font-name-complex="Arial1" style:font-size-complex="5.5pt"/>
    </style:style>
    <style:style style:name="T9" style:family="text">
      <style:text-properties style:font-name="Arial1" fo:font-size="14pt" officeooo:rsid="001e3e00" style:font-size-asian="14pt" style:font-name-complex="Arial1" style:font-size-complex="5.5pt"/>
    </style:style>
    <style:style style:name="T10" style:family="text">
      <style:text-properties style:font-name="Arial1" fo:font-size="14pt" officeooo:rsid="001c4522" style:font-size-asian="14pt" style:font-name-complex="Arial1" style:font-size-complex="5.5pt"/>
    </style:style>
    <style:style style:name="T11" style:family="text">
      <style:text-properties style:font-name="Arial1" fo:font-size="14pt" officeooo:rsid="001f505b" style:font-size-asian="14pt" style:font-name-complex="Arial1" style:font-size-complex="5.5pt"/>
    </style:style>
    <style:style style:name="T12" style:family="text">
      <style:text-properties style:font-name="Arial1" fo:font-size="14pt" officeooo:rsid="001ff358" style:font-size-asian="14pt" style:font-name-complex="Arial1" style:font-size-complex="5.5pt"/>
    </style:style>
    <style:style style:name="T13" style:family="text">
      <style:text-properties style:font-name="Arial1" fo:font-size="14pt" officeooo:rsid="00294e5f" style:font-size-asian="14pt" style:font-name-complex="Arial1" style:font-size-complex="5.5pt"/>
    </style:style>
    <style:style style:name="T14" style:family="text">
      <style:text-properties style:font-name="Arial1" fo:font-size="14pt" officeooo:rsid="00771826" style:font-size-asian="14pt" style:font-name-complex="Arial1" style:font-size-complex="5.5pt"/>
    </style:style>
    <style:style style:name="T15" style:family="text">
      <style:text-properties style:font-name="Arial1" fo:font-size="14pt" officeooo:rsid="00424e37" style:font-size-asian="14pt" style:font-name-complex="Arial1" style:font-size-complex="5.5pt"/>
    </style:style>
    <style:style style:name="T16" style:family="text">
      <style:text-properties style:font-name="Arial1" fo:font-size="14pt" officeooo:rsid="00a9e3d1" style:font-size-asian="14pt" style:font-name-complex="Arial1" style:font-size-complex="5.5pt"/>
    </style:style>
    <style:style style:name="T17" style:family="text">
      <style:text-properties style:font-name="Arial1" fo:font-size="14pt" officeooo:rsid="00ab1ae8" style:font-size-asian="14pt" style:font-name-complex="Arial1" style:font-size-complex="5.5pt"/>
    </style:style>
    <style:style style:name="T18" style:family="text">
      <style:text-properties style:font-name="Arial1" fo:font-size="14pt" officeooo:rsid="00ae35c3" style:font-size-asian="14pt" style:font-name-complex="Arial1" style:font-size-complex="5.5pt"/>
    </style:style>
    <style:style style:name="T19" style:family="text">
      <style:text-properties style:font-name="Arial1" fo:font-size="14pt" fo:font-weight="bold" style:font-size-asian="14pt" style:font-weight-asian="bold" style:font-name-complex="Arial1" style:font-size-complex="5.5pt" style:font-weight-complex="bold"/>
    </style:style>
    <style:style style:name="T20" style:family="text">
      <style:text-properties style:font-name="Arial1" fo:font-size="14pt" fo:font-weight="bold" officeooo:rsid="0077b47e" style:font-size-asian="14pt" style:font-weight-asian="bold" style:font-name-complex="Arial1" style:font-size-complex="5.5pt" style:font-weight-complex="bold"/>
    </style:style>
    <style:style style:name="T21" style:family="text">
      <style:text-properties style:font-name="Arial1" fo:font-size="14pt" fo:font-weight="bold" officeooo:rsid="007931bc" style:font-size-asian="14pt" style:font-weight-asian="bold" style:font-name-complex="Arial1" style:font-size-complex="5.5pt" style:font-weight-complex="bold"/>
    </style:style>
    <style:style style:name="T22" style:family="text">
      <style:text-properties style:font-name="Arial1" fo:font-size="14pt" fo:font-weight="bold" officeooo:rsid="007ae268" style:font-size-asian="14pt" style:font-weight-asian="bold" style:font-name-complex="Arial1" style:font-size-complex="5.5pt" style:font-weight-complex="bold"/>
    </style:style>
    <style:style style:name="T23" style:family="text">
      <style:text-properties style:font-name="Arial1" fo:font-size="14pt" fo:font-weight="bold" officeooo:rsid="0083a2cf" style:font-size-asian="14pt" style:font-weight-asian="bold" style:font-name-complex="Arial1" style:font-size-complex="5.5pt" style:font-weight-complex="bold"/>
    </style:style>
    <style:style style:name="T24" style:family="text">
      <style:text-properties style:font-name="Arial1" fo:font-size="14pt" fo:font-weight="bold" officeooo:rsid="008466a9" style:font-size-asian="14pt" style:font-weight-asian="bold" style:font-name-complex="Arial1" style:font-size-complex="5.5pt" style:font-weight-complex="bold"/>
    </style:style>
    <style:style style:name="T25" style:family="text">
      <style:text-properties style:font-name="Arial1" fo:font-size="14pt" fo:font-weight="bold" officeooo:rsid="007bf34e" fo:background-color="transparent" loext:char-shading-value="0" style:font-size-asian="14pt" style:font-weight-asian="bold" style:font-name-complex="Arial1" style:font-size-complex="5.5pt" style:font-weight-complex="bold"/>
    </style:style>
    <style:style style:name="T26" style:family="text">
      <style:text-properties style:font-name="Arial1" fo:font-size="14pt" fo:font-weight="bold" officeooo:rsid="007db80f" fo:background-color="transparent" loext:char-shading-value="0" style:font-size-asian="14pt" style:font-weight-asian="bold" style:font-name-complex="Arial1" style:font-size-complex="5.5pt" style:font-weight-complex="bold"/>
    </style:style>
    <style:style style:name="T27" style:family="text">
      <style:text-properties style:font-name="Arial1" fo:font-size="14pt" fo:font-weight="normal" style:font-size-asian="14pt" style:font-weight-asian="normal" style:font-name-complex="Arial1" style:font-size-complex="5.5pt" style:font-weight-complex="normal"/>
    </style:style>
    <style:style style:name="T28" style:family="text">
      <style:text-properties style:font-name="Arial1" fo:font-size="14pt" fo:font-weight="normal" officeooo:rsid="007ae268" style:font-size-asian="14pt" style:font-weight-asian="normal" style:font-name-complex="Arial1" style:font-size-complex="5.5pt" style:font-weight-complex="normal"/>
    </style:style>
    <style:style style:name="T29" style:family="text">
      <style:text-properties style:font-name="Arial1" fo:font-size="14pt" fo:background-color="transparent" loext:char-shading-value="0" style:font-size-asian="14pt" style:font-name-complex="Arial1" style:font-size-complex="5.5pt"/>
    </style:style>
    <style:style style:name="T30" style:family="text">
      <style:text-properties style:font-name="Arial1" fo:font-size="14pt" officeooo:rsid="0017e2a7" fo:background-color="transparent" loext:char-shading-value="0" style:font-size-asian="14pt" style:font-name-complex="Arial1" style:font-size-complex="5.5pt"/>
    </style:style>
    <style:style style:name="T31" style:family="text">
      <style:text-properties style:font-name="Arial1" fo:font-size="14pt" officeooo:rsid="0018f6c5" fo:background-color="transparent" loext:char-shading-value="0" style:font-size-asian="14pt" style:font-name-complex="Arial1" style:font-size-complex="5.5pt"/>
    </style:style>
    <style:style style:name="T32" style:family="text">
      <style:text-properties style:font-name="Arial1" fo:font-size="14pt" officeooo:rsid="002735cc" fo:background-color="transparent" loext:char-shading-value="0" style:font-size-asian="14pt" style:font-name-complex="Arial1" style:font-size-complex="5.5pt"/>
    </style:style>
    <style:style style:name="T33" style:family="text">
      <style:text-properties style:font-name="Arial1" fo:font-size="14pt" officeooo:rsid="00278168" fo:background-color="transparent" loext:char-shading-value="0" style:font-size-asian="14pt" style:font-name-complex="Arial1" style:font-size-complex="5.5pt"/>
    </style:style>
    <style:style style:name="T34" style:family="text">
      <style:text-properties style:font-name="Arial1" fo:font-size="14pt" officeooo:rsid="00294e5f" fo:background-color="transparent" loext:char-shading-value="0" style:font-size-asian="14pt" style:font-name-complex="Arial1" style:font-size-complex="5.5pt"/>
    </style:style>
    <style:style style:name="T35" style:family="text">
      <style:text-properties style:font-name="Arial1" fo:font-size="14pt" officeooo:rsid="00282385" fo:background-color="transparent" loext:char-shading-value="0" style:font-size-asian="14pt" style:font-name-complex="Arial1" style:font-size-complex="5.5pt"/>
    </style:style>
    <style:style style:name="T36" style:family="text">
      <style:text-properties style:font-name="Arial1" fo:font-size="14pt" officeooo:rsid="00324397" fo:background-color="transparent" loext:char-shading-value="0" style:font-size-asian="14pt" style:font-name-complex="Arial1" style:font-size-complex="5.5pt"/>
    </style:style>
    <style:style style:name="T37" style:family="text">
      <style:text-properties style:font-name="Arial1" fo:font-size="14pt" officeooo:rsid="00327026" fo:background-color="transparent" loext:char-shading-value="0" style:font-size-asian="14pt" style:font-name-complex="Arial1" style:font-size-complex="5.5pt"/>
    </style:style>
    <style:style style:name="T38" style:family="text">
      <style:text-properties style:font-name="Arial1" fo:font-size="14pt" officeooo:rsid="00307d8d" fo:background-color="transparent" loext:char-shading-value="0" style:font-size-asian="14pt" style:font-name-complex="Arial1" style:font-size-complex="5.5pt"/>
    </style:style>
    <style:style style:name="T39" style:family="text">
      <style:text-properties style:font-name="Arial1" fo:font-size="14pt" officeooo:rsid="00a123c8" fo:background-color="transparent" loext:char-shading-value="0" style:font-size-asian="14pt" style:font-name-complex="Arial1" style:font-size-complex="5.5pt"/>
    </style:style>
    <style:style style:name="T40" style:family="text">
      <style:text-properties style:font-name="Arial1" fo:font-size="14pt" officeooo:rsid="00407267" fo:background-color="transparent" loext:char-shading-value="0" style:font-size-asian="14pt" style:font-name-complex="Arial1" style:font-size-complex="5.5pt"/>
    </style:style>
    <style:style style:name="T41" style:family="text">
      <style:text-properties style:font-name="Arial1" fo:font-size="14pt" officeooo:rsid="00444e4e" fo:background-color="transparent" loext:char-shading-value="0" style:font-size-asian="14pt" style:font-name-complex="Arial1" style:font-size-complex="5.5pt"/>
    </style:style>
    <style:style style:name="T42" style:family="text">
      <style:text-properties style:font-name="Arial1" fo:font-size="14pt" officeooo:rsid="0045989a" fo:background-color="transparent" loext:char-shading-value="0" style:font-size-asian="14pt" style:font-name-complex="Arial1" style:font-size-complex="5.5pt"/>
    </style:style>
    <style:style style:name="T43" style:family="text">
      <style:text-properties style:font-name="Arial1" fo:font-size="14pt" officeooo:rsid="0045d596" fo:background-color="transparent" loext:char-shading-value="0" style:font-size-asian="14pt" style:font-name-complex="Arial1" style:font-size-complex="5.5pt"/>
    </style:style>
    <style:style style:name="T44" style:family="text">
      <style:text-properties style:font-name="Arial1" fo:font-size="14pt" officeooo:rsid="004a37af" fo:background-color="transparent" loext:char-shading-value="0" style:font-size-asian="14pt" style:font-name-complex="Arial1" style:font-size-complex="5.5pt"/>
    </style:style>
    <style:style style:name="T45" style:family="text">
      <style:text-properties style:font-name="Arial1" fo:font-size="14pt" officeooo:rsid="004b7b54" fo:background-color="transparent" loext:char-shading-value="0" style:font-size-asian="14pt" style:font-name-complex="Arial1" style:font-size-complex="5.5pt"/>
    </style:style>
    <style:style style:name="T46" style:family="text">
      <style:text-properties style:font-name="Arial1" fo:font-size="14pt" officeooo:rsid="004baf87" fo:background-color="transparent" loext:char-shading-value="0" style:font-size-asian="14pt" style:font-name-complex="Arial1" style:font-size-complex="5.5pt"/>
    </style:style>
    <style:style style:name="T47" style:family="text">
      <style:text-properties style:font-name="Arial1" fo:font-size="14pt" officeooo:rsid="004be05e" fo:background-color="transparent" loext:char-shading-value="0" style:font-size-asian="14pt" style:font-name-complex="Arial1" style:font-size-complex="5.5pt"/>
    </style:style>
    <style:style style:name="T48" style:family="text">
      <style:text-properties style:font-name="Arial1" fo:font-size="14pt" officeooo:rsid="00582345" fo:background-color="transparent" loext:char-shading-value="0" style:font-size-asian="14pt" style:font-name-complex="Arial1" style:font-size-complex="5.5pt"/>
    </style:style>
    <style:style style:name="T49" style:family="text">
      <style:text-properties style:font-name="Arial1" fo:font-size="14pt" officeooo:rsid="004d63ca" fo:background-color="transparent" loext:char-shading-value="0" style:font-size-asian="14pt" style:font-name-complex="Arial1" style:font-size-complex="5.5pt"/>
    </style:style>
    <style:style style:name="T50" style:family="text">
      <style:text-properties style:font-name="Arial1" fo:font-size="14pt" officeooo:rsid="004ec8c6" fo:background-color="transparent" loext:char-shading-value="0" style:font-size-asian="14pt" style:font-name-complex="Arial1" style:font-size-complex="5.5pt"/>
    </style:style>
    <style:style style:name="T51" style:family="text">
      <style:text-properties style:font-name="Arial1" fo:font-size="14pt" officeooo:rsid="004fa4eb" fo:background-color="transparent" loext:char-shading-value="0" style:font-size-asian="14pt" style:font-name-complex="Arial1" style:font-size-complex="5.5pt"/>
    </style:style>
    <style:style style:name="T52" style:family="text">
      <style:text-properties style:font-name="Arial1" fo:font-size="14pt" officeooo:rsid="004fa6ac" fo:background-color="transparent" loext:char-shading-value="0" style:font-size-asian="14pt" style:font-name-complex="Arial1" style:font-size-complex="5.5pt"/>
    </style:style>
    <style:style style:name="T53" style:family="text">
      <style:text-properties style:font-name="Arial1" fo:font-size="14pt" officeooo:rsid="0053dd45" fo:background-color="transparent" loext:char-shading-value="0" style:font-size-asian="14pt" style:font-name-complex="Arial1" style:font-size-complex="5.5pt"/>
    </style:style>
    <style:style style:name="T54" style:family="text">
      <style:text-properties style:font-name="Arial1" fo:font-size="14pt" officeooo:rsid="005bd703" fo:background-color="transparent" loext:char-shading-value="0" style:font-size-asian="14pt" style:font-name-complex="Arial1" style:font-size-complex="5.5pt"/>
    </style:style>
    <style:style style:name="T55" style:family="text">
      <style:text-properties style:font-name="Arial1" fo:font-size="14pt" officeooo:rsid="0054ca0f" fo:background-color="transparent" loext:char-shading-value="0" style:font-size-asian="14pt" style:font-name-complex="Arial1" style:font-size-complex="5.5pt"/>
    </style:style>
    <style:style style:name="T56" style:family="text">
      <style:text-properties style:font-name="Arial1" fo:font-size="14pt" officeooo:rsid="005a450b" fo:background-color="transparent" loext:char-shading-value="0" style:font-size-asian="14pt" style:font-name-complex="Arial1" style:font-size-complex="5.5pt"/>
    </style:style>
    <style:style style:name="T57" style:family="text">
      <style:text-properties style:font-name="Arial1" fo:font-size="14pt" officeooo:rsid="005c555b" fo:background-color="transparent" loext:char-shading-value="0" style:font-size-asian="14pt" style:font-name-complex="Arial1" style:font-size-complex="5.5pt"/>
    </style:style>
    <style:style style:name="T58" style:family="text">
      <style:text-properties style:font-name="Arial1" fo:font-size="14pt" officeooo:rsid="0090ddf6" fo:background-color="transparent" loext:char-shading-value="0" style:font-size-asian="14pt" style:font-name-complex="Arial1" style:font-size-complex="5.5pt"/>
    </style:style>
    <style:style style:name="T59" style:family="text">
      <style:text-properties style:font-name="Arial1" fo:font-size="14pt" officeooo:rsid="008e24b6" fo:background-color="transparent" loext:char-shading-value="0" style:font-size-asian="14pt" style:font-name-complex="Arial1" style:font-size-complex="5.5pt"/>
    </style:style>
    <style:style style:name="T60" style:family="text">
      <style:text-properties style:font-name="Arial1" style:font-name-complex="Arial1"/>
    </style:style>
    <style:style style:name="T61" style:family="text">
      <style:text-properties style:font-name="Arial1" officeooo:rsid="009ca5c0" style:font-name-complex="Arial1"/>
    </style:style>
    <style:style style:name="T62" style:family="text">
      <style:text-properties style:font-name="Arial1" officeooo:rsid="00a0ae23" style:font-name-complex="Arial1"/>
    </style:style>
    <style:style style:name="T63" style:family="text">
      <style:text-properties style:text-line-through-style="none" style:text-line-through-type="none" style:text-position="0% 100%" style:font-name="Arial1" fo:font-size="14pt" fo:font-style="normal" officeooo:rsid="0018f6c5" style:font-size-asian="14pt" style:font-style-asian="normal" style:font-name-complex="Arial1" style:font-size-complex="5.5pt" style:font-style-complex="normal"/>
    </style:style>
    <style:style style:name="T64" style:family="text">
      <style:text-properties fo:color="#ed1c24" style:font-name="Arial1" fo:font-size="14pt" fo:background-color="transparent" loext:char-shading-value="0" style:font-size-asian="14pt" style:font-name-complex="Arial1" style:font-size-complex="5.5pt"/>
    </style:style>
    <style:style style:name="T65" style:family="text">
      <style:text-properties fo:color="#ed1c24" style:font-name="Arial1" fo:font-size="14pt" officeooo:rsid="00278168" fo:background-color="transparent" loext:char-shading-value="0" style:font-size-asian="14pt" style:font-name-complex="Arial1" style:font-size-complex="5.5pt"/>
    </style:style>
    <style:style style:name="T66" style:family="text">
      <style:text-properties fo:color="#ed1c24" style:font-name="Arial1" fo:font-size="14pt" officeooo:rsid="003302c6" fo:background-color="transparent" loext:char-shading-value="0" style:font-size-asian="14pt" style:font-name-complex="Arial1" style:font-size-complex="5.5pt"/>
    </style:style>
    <style:style style:name="T67" style:family="text">
      <style:text-properties fo:color="#ed1c24" officeooo:rsid="006737e4"/>
    </style:style>
    <style:style style:name="T68" style:family="text">
      <style:text-properties style:use-window-font-color="true"/>
    </style:style>
    <style:style style:name="T69" style:family="text">
      <style:text-properties style:use-window-font-color="true" style:font-name="Arial1" fo:font-size="14pt" style:font-size-asian="14pt" style:font-name-complex="Arial1" style:font-size-complex="5.5pt"/>
    </style:style>
    <style:style style:name="T70" style:family="text">
      <style:text-properties style:use-window-font-color="true" style:font-name="Arial1" fo:font-size="14pt" officeooo:rsid="00724f59" style:font-size-asian="14pt" style:font-name-complex="Arial1" style:font-size-complex="5.5pt"/>
    </style:style>
    <style:style style:name="T71" style:family="text">
      <style:text-properties style:use-window-font-color="true" style:font-name="Arial1" fo:font-size="14pt" officeooo:rsid="0017e2a7" style:font-size-asian="14pt" style:font-name-complex="Arial1" style:font-size-complex="5.5pt"/>
    </style:style>
    <style:style style:name="T72" style:family="text">
      <style:text-properties style:use-window-font-color="true" style:font-name="Arial1" fo:font-size="14pt" fo:background-color="transparent" loext:char-shading-value="0" style:font-size-asian="14pt" style:font-name-complex="Arial1" style:font-size-complex="5.5pt"/>
    </style:style>
    <style:style style:name="T73" style:family="text">
      <style:text-properties style:use-window-font-color="true" style:font-name="Arial1" fo:font-size="14pt" officeooo:rsid="00294e5f" fo:background-color="transparent" loext:char-shading-value="0" style:font-size-asian="14pt" style:font-name-complex="Arial1" style:font-size-complex="5.5pt"/>
    </style:style>
    <style:style style:name="T74" style:family="text">
      <style:text-properties style:use-window-font-color="true" style:font-name="Arial1" fo:font-size="14pt" officeooo:rsid="00324397" fo:background-color="transparent" loext:char-shading-value="0" style:font-size-asian="14pt" style:font-name-complex="Arial1" style:font-size-complex="5.5pt"/>
    </style:style>
    <style:style style:name="T75" style:family="text">
      <style:text-properties style:use-window-font-color="true" style:font-name="Arial1" fo:font-size="14pt" officeooo:rsid="0018f6c5" fo:background-color="transparent" loext:char-shading-value="0" style:font-size-asian="14pt" style:font-name-complex="Arial1" style:font-size-complex="5.5pt"/>
    </style:style>
    <style:style style:name="T76" style:family="text">
      <style:text-properties style:use-window-font-color="true" style:font-name="Arial1" fo:font-size="14pt" officeooo:rsid="002c31bf" fo:background-color="transparent" loext:char-shading-value="0" style:font-size-asian="14pt" style:font-name-complex="Arial1" style:font-size-complex="5.5pt"/>
    </style:style>
    <style:style style:name="T77" style:family="text">
      <style:text-properties style:use-window-font-color="true" style:font-name="Arial1" fo:font-size="14pt" officeooo:rsid="00278168" fo:background-color="transparent" loext:char-shading-value="0" style:font-size-asian="14pt" style:font-name-complex="Arial1" style:font-size-complex="5.5pt"/>
    </style:style>
    <style:style style:name="T78" style:family="text">
      <style:text-properties style:use-window-font-color="true" style:font-name="Arial1" fo:font-size="14pt" officeooo:rsid="00327026" fo:background-color="transparent" loext:char-shading-value="0" style:font-size-asian="14pt" style:font-name-complex="Arial1" style:font-size-complex="5.5pt"/>
    </style:style>
    <style:style style:name="T79" style:family="text">
      <style:text-properties style:use-window-font-color="true" style:font-name="Arial1" fo:font-size="14pt" officeooo:rsid="003302c6" fo:background-color="transparent" loext:char-shading-value="0" style:font-size-asian="14pt" style:font-name-complex="Arial1" style:font-size-complex="5.5pt"/>
    </style:style>
    <style:style style:name="T80" style:family="text">
      <style:text-properties style:use-window-font-color="true" style:font-name="Arial1" fo:font-size="14pt" officeooo:rsid="003339c5" fo:background-color="transparent" loext:char-shading-value="0" style:font-size-asian="14pt" style:font-name-complex="Arial1" style:font-size-complex="5.5pt"/>
    </style:style>
    <style:style style:name="T81" style:family="text">
      <style:text-properties style:use-window-font-color="true" style:font-name="Arial1" fo:font-size="14pt" officeooo:rsid="002df412" fo:background-color="transparent" loext:char-shading-value="0" style:font-size-asian="14pt" style:font-name-complex="Arial1" style:font-size-complex="5.5pt"/>
    </style:style>
    <style:style style:name="T82" style:family="text">
      <style:text-properties style:use-window-font-color="true" style:font-name="Arial1" fo:font-size="14pt" officeooo:rsid="002ef772" fo:background-color="transparent" loext:char-shading-value="0" style:font-size-asian="14pt" style:font-name-complex="Arial1" style:font-size-complex="5.5pt"/>
    </style:style>
    <style:style style:name="T83" style:family="text">
      <style:text-properties style:use-window-font-color="true" style:font-name="Arial1" fo:font-size="14pt" officeooo:rsid="00307d8d" fo:background-color="transparent" loext:char-shading-value="0" style:font-size-asian="14pt" style:font-name-complex="Arial1" style:font-size-complex="5.5pt"/>
    </style:style>
    <style:style style:name="T84" style:family="text">
      <style:text-properties style:use-window-font-color="true" style:font-name="Arial1" fo:font-size="14pt" officeooo:rsid="00391459" fo:background-color="transparent" loext:char-shading-value="0" style:font-size-asian="14pt" style:font-name-complex="Arial1" style:font-size-complex="5.5pt"/>
    </style:style>
    <style:style style:name="T85" style:family="text">
      <style:text-properties style:use-window-font-color="true" style:font-name="Arial1" fo:font-size="14pt" officeooo:rsid="00372148" fo:background-color="transparent" loext:char-shading-value="0" style:font-size-asian="14pt" style:font-name-complex="Arial1" style:font-size-complex="5.5pt"/>
    </style:style>
    <style:style style:name="T86" style:family="text">
      <style:text-properties style:use-window-font-color="true" style:font-name="Arial1" fo:font-size="14pt" officeooo:rsid="003aee37" fo:background-color="transparent" loext:char-shading-value="0" style:font-size-asian="14pt" style:font-name-complex="Arial1" style:font-size-complex="5.5pt"/>
    </style:style>
    <style:style style:name="T87" style:family="text">
      <style:text-properties style:use-window-font-color="true" style:font-name="Arial1" fo:font-size="14pt" officeooo:rsid="003baa43" fo:background-color="transparent" loext:char-shading-value="0" style:font-size-asian="14pt" style:font-name-complex="Arial1" style:font-size-complex="5.5pt"/>
    </style:style>
    <style:style style:name="T88" style:family="text">
      <style:text-properties style:use-window-font-color="true" style:font-name="Arial1" fo:font-size="14pt" officeooo:rsid="003ce8e6" fo:background-color="transparent" loext:char-shading-value="0" style:font-size-asian="14pt" style:font-name-complex="Arial1" style:font-size-complex="5.5pt"/>
    </style:style>
    <style:style style:name="T89" style:family="text">
      <style:text-properties style:use-window-font-color="true" style:font-name="Arial1" fo:font-size="14pt" officeooo:rsid="0055240f" fo:background-color="transparent" loext:char-shading-value="0" style:font-size-asian="14pt" style:font-name-complex="Arial1" style:font-size-complex="5.5pt"/>
    </style:style>
    <style:style style:name="T90" style:family="text">
      <style:text-properties style:use-window-font-color="true" style:font-name="Arial1" fo:font-size="14pt" officeooo:rsid="00451847" fo:background-color="transparent" loext:char-shading-value="0" style:font-size-asian="14pt" style:font-name-complex="Arial1" style:font-size-complex="5.5pt"/>
    </style:style>
    <style:style style:name="T91" style:family="text">
      <style:text-properties style:use-window-font-color="true" style:font-name="Arial1" fo:font-size="14pt" officeooo:rsid="004d63ca" fo:background-color="transparent" loext:char-shading-value="0" style:font-size-asian="14pt" style:font-name-complex="Arial1" style:font-size-complex="5.5pt"/>
    </style:style>
    <style:style style:name="T92" style:family="text">
      <style:text-properties style:use-window-font-color="true" style:font-name="Arial1" fo:font-size="14pt" officeooo:rsid="004fa6ac" fo:background-color="transparent" loext:char-shading-value="0" style:font-size-asian="14pt" style:font-name-complex="Arial1" style:font-size-complex="5.5pt"/>
    </style:style>
    <style:style style:name="T93" style:family="text">
      <style:text-properties style:use-window-font-color="true" style:font-name="Arial1" fo:font-size="14pt" officeooo:rsid="005c555b" fo:background-color="transparent" loext:char-shading-value="0" style:font-size-asian="14pt" style:font-name-complex="Arial1" style:font-size-complex="5.5pt"/>
    </style:style>
    <style:style style:name="T94" style:family="text">
      <style:text-properties style:use-window-font-color="true" style:font-name="Arial1" fo:font-size="14pt" officeooo:rsid="0095619b" fo:background-color="transparent" loext:char-shading-value="0" style:font-size-asian="14pt" style:font-name-complex="Arial1" style:font-size-complex="5.5pt"/>
    </style:style>
    <style:style style:name="T95" style:family="text">
      <style:text-properties style:use-window-font-color="true" style:font-name="Arial1" fo:font-size="14pt" officeooo:rsid="00971d55" fo:background-color="transparent" loext:char-shading-value="0" style:font-size-asian="14pt" style:font-name-complex="Arial1" style:font-size-complex="5.5pt"/>
    </style:style>
    <style:style style:name="T96" style:family="text">
      <style:text-properties style:use-window-font-color="true" style:font-name="Arial1" fo:font-size="14pt" officeooo:rsid="0097412f" fo:background-color="transparent" loext:char-shading-value="0" style:font-size-asian="14pt" style:font-name-complex="Arial1" style:font-size-complex="5.5pt"/>
    </style:style>
    <style:style style:name="T97" style:family="text">
      <style:text-properties style:use-window-font-color="true" style:font-name="Arial1" fo:font-size="14pt" officeooo:rsid="00998406" fo:background-color="transparent" loext:char-shading-value="0" style:font-size-asian="14pt" style:font-name-complex="Arial1" style:font-size-complex="5.5pt"/>
    </style:style>
    <style:style style:name="T98" style:family="text">
      <style:text-properties style:use-window-font-color="true" style:font-name="Arial1" fo:font-size="14pt" officeooo:rsid="009868f8" fo:background-color="transparent" loext:char-shading-value="0" style:font-size-asian="14pt" style:font-name-complex="Arial1" style:font-size-complex="5.5pt"/>
    </style:style>
    <style:style style:name="T99" style:family="text">
      <style:text-properties style:use-window-font-color="true" style:font-name="Arial1" fo:font-size="14pt" officeooo:rsid="0099b482" fo:background-color="transparent" loext:char-shading-value="0" style:font-size-asian="14pt" style:font-name-complex="Arial1" style:font-size-complex="5.5pt"/>
    </style:style>
    <style:style style:name="T100" style:family="text">
      <style:text-properties style:use-window-font-color="true" officeooo:rsid="004d63ca"/>
    </style:style>
    <style:style style:name="T101" style:family="text">
      <style:text-properties style:use-window-font-color="true" officeooo:rsid="006737e4"/>
    </style:style>
    <style:style style:name="T102" style:family="text">
      <style:text-properties style:use-window-font-color="true" officeooo:rsid="0068a0ad"/>
    </style:style>
    <style:style style:name="T103" style:family="text">
      <style:text-properties style:use-window-font-color="true" officeooo:rsid="00697d15"/>
    </style:style>
    <style:style style:name="T104" style:family="text">
      <style:text-properties style:use-window-font-color="true" officeooo:rsid="006b4581"/>
    </style:style>
    <style:style style:name="T105" style:family="text">
      <style:text-properties style:use-window-font-color="true" officeooo:rsid="006b9bd3"/>
    </style:style>
    <style:style style:name="T106" style:family="text">
      <style:text-properties style:use-window-font-color="true" officeooo:rsid="006c9139"/>
    </style:style>
    <style:style style:name="T107" style:family="text">
      <style:text-properties style:use-window-font-color="true" officeooo:rsid="006def6b"/>
    </style:style>
    <style:style style:name="T108" style:family="text">
      <style:text-properties style:use-window-font-color="true" officeooo:rsid="006e388c"/>
    </style:style>
    <style:style style:name="T109" style:family="text">
      <style:text-properties style:use-window-font-color="true" officeooo:rsid="0018f6c5"/>
    </style:style>
    <style:style style:name="T110" style:family="text">
      <style:text-properties style:use-window-font-color="true" officeooo:rsid="006fd23a"/>
    </style:style>
    <style:style style:name="T111" style:family="text">
      <style:text-properties style:use-window-font-color="true" officeooo:rsid="00747a22"/>
    </style:style>
    <style:style style:name="T112" style:family="text">
      <style:text-properties style:use-window-font-color="true" officeooo:rsid="00747a22" fo:background-color="transparent" loext:char-shading-value="0"/>
    </style:style>
    <style:style style:name="T113" style:family="text">
      <style:text-properties style:use-window-font-color="true" officeooo:rsid="004baf87" fo:background-color="transparent" loext:char-shading-value="0"/>
    </style:style>
    <style:style style:name="T114" style:family="text">
      <style:text-properties fo:color="#000000" style:font-name="Arial1" fo:font-size="14pt" style:font-size-asian="14pt" style:font-name-complex="Arial1" style:font-size-complex="5.5pt"/>
    </style:style>
    <style:style style:name="T115" style:family="text">
      <style:text-properties fo:color="#000000" style:font-name="Arial1" fo:font-size="14pt" officeooo:rsid="007bf34e" style:font-size-asian="14pt" style:font-name-complex="Arial1" style:font-size-complex="5.5pt"/>
    </style:style>
    <style:style style:name="T116" style:family="text">
      <style:text-properties fo:color="#000000" style:font-name="Arial1" fo:font-size="14pt" fo:font-weight="bold" officeooo:rsid="007db80f" fo:background-color="transparent" loext:char-shading-value="0" style:font-size-asian="14pt" style:font-weight-asian="bold" style:font-name-complex="Arial1" style:font-size-complex="5.5pt" style:font-weight-complex="bold"/>
    </style:style>
    <style:style style:name="T117" style:family="text">
      <style:text-properties fo:color="#000000" style:font-name="Arial1" fo:font-size="14pt" fo:font-weight="bold" officeooo:rsid="0083a2cf" fo:background-color="transparent" loext:char-shading-value="0" style:font-size-asian="14pt" style:font-weight-asian="bold" style:font-name-complex="Arial1" style:font-size-complex="5.5pt" style:font-weight-complex="bold"/>
    </style:style>
    <style:style style:name="T118" style:family="text">
      <style:text-properties fo:color="#000000" style:font-name="Arial1" fo:font-size="14pt" fo:font-weight="bold" style:font-size-asian="14pt" style:font-weight-asian="bold" style:font-name-complex="Arial1" style:font-size-complex="5.5pt" style:font-weight-complex="bold"/>
    </style:style>
    <style:style style:name="T119" style:family="text">
      <style:text-properties fo:color="#000000" style:font-name="Arial1" fo:font-size="14pt" fo:font-weight="bold" officeooo:rsid="007ae268" style:font-size-asian="14pt" style:font-weight-asian="bold" style:font-name-complex="Arial1" style:font-size-complex="5.5pt" style:font-weight-complex="bold"/>
    </style:style>
    <style:style style:name="T120" style:family="text">
      <style:text-properties fo:color="#000000" style:font-name="Arial1" fo:font-size="14pt" fo:font-weight="normal" fo:background-color="transparent" loext:char-shading-value="0" style:font-size-asian="14pt" style:font-weight-asian="normal" style:font-name-complex="Arial1" style:font-size-complex="5.5pt" style:font-weight-complex="normal"/>
    </style:style>
    <style:style style:name="T121" style:family="text">
      <style:text-properties fo:color="#000000" style:font-name="Arial1" fo:font-size="14pt" fo:font-weight="normal" officeooo:rsid="007db80f" fo:background-color="transparent" loext:char-shading-value="0" style:font-size-asian="14pt" style:font-weight-asian="normal" style:font-name-complex="Arial1" style:font-size-complex="5.5pt" style:font-weight-complex="normal"/>
    </style:style>
    <style:style style:name="T122" style:family="text">
      <style:text-properties fo:color="#000000" style:font-name="Arial1" fo:font-size="14pt" fo:font-weight="normal" officeooo:rsid="00823df5" fo:background-color="transparent" loext:char-shading-value="0" style:font-size-asian="14pt" style:font-weight-asian="normal" style:font-name-complex="Arial1" style:font-size-complex="5.5pt" style:font-weight-complex="normal"/>
    </style:style>
    <style:style style:name="T123" style:family="text">
      <style:text-properties fo:color="#000000" style:font-name="Arial1" fo:font-size="14pt" fo:background-color="transparent" loext:char-shading-value="0" style:font-size-asian="14pt" style:font-name-complex="Arial1" style:font-size-complex="5.5pt"/>
    </style:style>
    <style:style style:name="T124" style:family="text">
      <style:text-properties officeooo:rsid="007417bd"/>
    </style:style>
    <style:style style:name="T125" style:family="text">
      <style:text-properties officeooo:rsid="00747a22"/>
    </style:style>
    <style:style style:name="T126" style:family="text">
      <style:text-properties officeooo:rsid="007673ae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officeooo:rsid="00867cb4"/>
    </style:style>
    <style:style style:name="T129" style:family="text">
      <style:text-properties officeooo:rsid="009b46a1"/>
    </style:style>
    <style:style style:name="T130" style:family="text">
      <style:text-properties officeooo:rsid="009ca5c0"/>
    </style:style>
    <style:style style:name="T131" style:family="text">
      <style:text-properties officeooo:rsid="009e99c0"/>
    </style:style>
    <style:style style:name="T132" style:family="text">
      <style:text-properties officeooo:rsid="009fb737"/>
    </style:style>
    <style:style style:name="T133" style:family="text">
      <style:text-properties officeooo:rsid="00a0ae23"/>
    </style:style>
    <style:style style:name="T134" style:family="text">
      <style:text-properties officeooo:rsid="00a0e638"/>
    </style:style>
    <style:style style:name="T135" style:family="text">
      <style:text-properties fo:background-color="transparent" loext:char-shading-value="0"/>
    </style:style>
    <style:style style:name="T136" style:family="text">
      <style:text-properties officeooo:rsid="00528877" fo:background-color="transparent" loext:char-shading-value="0"/>
    </style:style>
    <style:style style:name="T137" style:family="text">
      <style:text-properties officeooo:rsid="006fc65d" fo:background-color="transparent" loext:char-shading-value="0"/>
    </style:style>
    <style:style style:name="T138" style:family="text">
      <style:text-properties officeooo:rsid="005c555b" fo:background-color="transparent" loext:char-shading-value="0"/>
    </style:style>
    <style:style style:name="T139" style:family="text">
      <style:text-properties officeooo:rsid="006fd23a" fo:background-color="transparent" loext:char-shading-value="0"/>
    </style:style>
    <style:style style:name="T140" style:family="text">
      <style:text-properties officeooo:rsid="0018f6c5" fo:background-color="transparent" loext:char-shading-value="0"/>
    </style:style>
    <style:style style:name="T141" style:family="text">
      <style:text-properties officeooo:rsid="007673ae" fo:background-color="transparent" loext:char-shading-value="0"/>
    </style:style>
    <style:style style:name="T142" style:family="text">
      <style:text-properties officeooo:rsid="004baf87" fo:background-color="transparent" loext:char-shading-value="0"/>
    </style:style>
    <style:style style:name="T143" style:family="text">
      <style:text-properties officeooo:rsid="004ec8c6" fo:background-color="transparent" loext:char-shading-value="0"/>
    </style:style>
    <style:style style:name="T144" style:family="text">
      <style:text-properties officeooo:rsid="00891043" fo:background-color="transparent" loext:char-shading-value="0"/>
    </style:style>
    <style:style style:name="T145" style:family="text">
      <style:text-properties officeooo:rsid="004fa6ac" fo:background-color="transparent" loext:char-shading-value="0"/>
    </style:style>
    <style:style style:name="T146" style:family="text">
      <style:text-properties style:font-name="Arial" fo:font-size="14pt" officeooo:rsid="00ae35c3" style:font-size-asian="14pt" style:font-name-complex="Arial1" style:font-size-complex="5.5pt"/>
    </style:style>
    <style:style style:name="T147" style:family="text">
      <style:text-properties style:font-name="Arial" fo:font-size="14pt" officeooo:rsid="00ae35c3" fo:background-color="transparent" loext:char-shading-value="0" style:font-size-asian="14pt" style:font-name-complex="Arial1" style:font-size-complex="5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>BNF (Original)</text:p>
      <text:p text:style-name="P1"/>
      <text:p text:style-name="P26"><text:span text:style-name="T1">&lt;S&gt; ::= &lt;</text:span><text:span text:style-name="T6">main</text:span><text:span text:style-name="T1">&gt; <text:s/>&lt;</text:span><text:span text:style-name="T70">f</text:span><text:span text:style-name="T71">unc</text:span><text:span text:style-name="T69">&gt; </text:span></text:p>
      <text:p text:style-name="P26"><text:span text:style-name="T1">&lt;</text:span><text:span text:style-name="T6">main</text:span><text:span text:style-name="T1">&gt;</text:span><text:span text:style-name="T29"> ::</text:span><text:span text:style-name="T30">= </text:span><text:span text:style-name="T31">main &lt;achaves&gt; &lt;vardecl&gt; &lt;seqcomandos&gt; &lt;fchaves&gt;</text:span></text:p>
      <text:p text:style-name="P14">&lt;achaves&gt; ::= <text:s/>{</text:p>
      <text:p text:style-name="P14">&lt;fchaves&gt; ::= }</text:p>
      <text:p text:style-name="P14">&lt;vardecl&gt; ::= &lt;var&gt; &lt;tipo&gt; &lt;identificador&gt; &lt;atribuicao&gt;</text:p>
      <text:p text:style-name="P14">&lt;var&gt; ::= cage </text:p>
      <text:p text:style-name="P26"><text:span text:style-name="T7">&lt;tipo&gt; ::= &lt;</text:span><text:span text:style-name="T63">int</text:span><text:span text:style-name="T7">&gt; | &lt;bool&gt; | &lt;float&gt; </text:span></text:p>
      <text:p text:style-name="P5">&lt;int&gt; ::= icage</text:p>
      <text:p text:style-name="P35"><text:span text:style-name="T1">&lt;bool&gt; ::</text:span><text:span text:style-name="T8">= bcage</text:span></text:p>
      <text:p text:style-name="P35"><text:span text:style-name="T1">&lt;</text:span><text:span text:style-name="T8">float</text:span><text:span text:style-name="T1">&gt;::</text:span><text:span text:style-name="T8">= fcage</text:span></text:p>
      <text:p text:style-name="P26"><text:span text:style-name="T1">&lt;identificador&gt; ::= <text:s/>&lt;letra&gt; (&lt;</text:span><text:span text:style-name="T9">l</text:span><text:span text:style-name="T10">d</text:span><text:span text:style-name="T1">&gt;)*(&lt;</text:span><text:span text:style-name="T10">fsub</text:span><text:span text:style-name="T1">&gt;)*</text:span></text:p>
      <text:p text:style-name="P38"><text:span text:style-name="T1">&lt;ld:&gt; ::</text:span><text:span text:style-name="T11">= &lt;</text:span><text:span text:style-name="T12">letra</text:span><text:span text:style-name="T11">&gt; </text:span><text:span text:style-name="T7">|</text:span><text:span text:style-name="T11"> &lt;</text:span><text:span text:style-name="T12">digito</text:span><text:span text:style-name="T11">&gt;</text:span></text:p>
      <text:p text:style-name="P40"><text:span text:style-name="T11">&lt;</text:span><text:span text:style-name="T1">fsub&gt; ::= _(&lt;</text:span><text:span text:style-name="T14">ld</text:span><text:span text:style-name="T1">&gt;)+ </text:span></text:p>
      <text:p text:style-name="P7">&lt;letra&gt; ::= a|b|c|d|e|f|g|h|i|j|k|l|m|n|o|p|q|r|s|t|u|v|w|x|y|z|A|B|C|D|E|<text:line-break/>F|G|H|I|J|K|L|M|N|O|P|Q|R|S|T|U|V|W|X|Y|Z</text:p>
      <text:p text:style-name="P26"><text:span text:style-name="T1">&lt;d</text:span><text:span text:style-name="T15">i</text:span><text:span text:style-name="T1">gito&gt; ::= 0|1|2|3|4|5|6|7|8|9</text:span></text:p>
      <text:p text:style-name="P26"><text:span text:style-name="T15">&lt;</text:span><text:span text:style-name="T1">d</text:span><text:span text:style-name="T15">i</text:span><text:span text:style-name="T1">gito</text:span><text:span text:style-name="T15">s&gt; ::= &lt;digito&gt;(&lt;digito&gt;)*</text:span></text:p>
      <text:p text:style-name="P35"><text:span text:style-name="T29">&lt;atribuicao&gt; ::</text:span><text:span text:style-name="T32">= </text:span><text:span text:style-name="T33">&lt;atribuir&gt; </text:span><text:span text:style-name="T29">|</text:span><text:span text:style-name="T33"> &lt;ptovirgula&gt;</text:span></text:p>
      <text:p text:style-name="P16">&lt;ptovirgula&gt; ::= ;</text:p>
      <text:p text:style-name="P42"><text:span text:style-name="T29">&lt;atribuir&gt; ::= &lt;atrib&gt; </text:span><text:span text:style-name="T35">&lt;e</text:span><text:span text:style-name="T29">xp</text:span><text:span text:style-name="T35">&gt; </text:span><text:span text:style-name="T73">&lt;</text:span><text:span text:style-name="T74">loop</text:span><text:span text:style-name="T73">&gt;</text:span><text:span text:style-name="T72"> </text:span><text:span text:style-name="T75">|</text:span><text:span text:style-name="T64"> </text:span><text:span text:style-name="T72">&lt;</text:span><text:span text:style-name="T73">aparent</text:span><text:span text:style-name="T72">&gt;</text:span><text:span text:style-name="T64"> </text:span><text:span text:style-name="T73">&lt;l</text:span><text:span text:style-name="T72">ista</text:span><text:span text:style-name="T73">e</text:span><text:span text:style-name="T72">xp</text:span><text:span text:style-name="T73">&gt;</text:span><text:span text:style-name="T64"> </text:span><text:span text:style-name="T72">&lt;</text:span><text:span text:style-name="T73">fparent</text:span><text:span text:style-name="T72">&gt; &lt;</text:span><text:span text:style-name="T73">ptovirgula</text:span><text:span text:style-name="T72">&gt; </text:span><text:span text:style-name="T75">|</text:span><text:span text:style-name="T72"> &lt;</text:span><text:span text:style-name="T73">aparent</text:span><text:span text:style-name="T72">&gt; &lt;</text:span><text:span text:style-name="T73">fparent</text:span><text:span text:style-name="T72">&gt; &lt;</text:span><text:span text:style-name="T73">ptovirgula</text:span><text:span text:style-name="T72">&gt; </text:span><text:span text:style-name="T75">|</text:span><text:span text:style-name="T73"> </text:span><text:span text:style-name="T76">&lt;m</text:span><text:span text:style-name="T72">declaracao</text:span><text:span text:style-name="T76">&gt;</text:span><text:span text:style-name="T72"> </text:span></text:p>
      <text:p text:style-name="P45"><text:span text:style-name="T32">&lt;</text:span><text:span text:style-name="T29">atrib&gt; ::= :=</text:span></text:p>
      <text:p text:style-name="P18">&lt;aparent&gt; ::= (</text:p>
      <text:p text:style-name="P18">&lt;fparent&gt; ::= )</text:p>
      <text:p text:style-name="P47"><text:span text:style-name="T29">&lt;</text:span><text:span text:style-name="T36">loop</text:span><text:span text:style-name="T29">&gt; ::=</text:span><text:span text:style-name="T72"> </text:span><text:span text:style-name="T76">&lt;m</text:span><text:span text:style-name="T77">declaracao</text:span><text:span text:style-name="T76">&gt;</text:span><text:span text:style-name="T77"> </text:span><text:span text:style-name="T65"><text:s/></text:span><text:span text:style-name="T75">|</text:span><text:span text:style-name="T65"> </text:span><text:span text:style-name="T77">&lt;</text:span><text:span text:style-name="T73">ptovirgula</text:span><text:span text:style-name="T77">&gt; </text:span></text:p>
      <text:p text:style-name="P49"><text:span text:style-name="T29">&lt;listaexp&gt; ::= </text:span><text:span text:style-name="T37">&lt;e</text:span><text:span text:style-name="T29">xp</text:span><text:span text:style-name="T37">&gt; </text:span><text:span text:style-name="T78">&lt;l</text:span><text:span text:style-name="T72">ista</text:span><text:span text:style-name="T78">e</text:span><text:span text:style-name="T72">xp2</text:span><text:span text:style-name="T78">&gt;</text:span></text:p>
      <text:p text:style-name="P87"><text:span text:style-name="T78">&lt;listaexp2&gt; ::</text:span><text:span text:style-name="T79">= </text:span><text:span text:style-name="T78"><text:s/>&lt;</text:span><text:span text:style-name="T79">virgula</text:span><text:span text:style-name="T78">&gt; &lt;</text:span><text:span text:style-name="T79">e</text:span><text:span text:style-name="T78">xp</text:span><text:span text:style-name="T79">&gt; &lt;l</text:span><text:span text:style-name="T78">ista</text:span><text:span text:style-name="T79">e</text:span><text:span text:style-name="T78">xp</text:span><text:span text:style-name="T79">2&gt;</text:span><text:span text:style-name="T78"> </text:span><text:span text:style-name="T75">|</text:span><text:span text:style-name="T79"> </text:span><text:span text:style-name="T147">ε</text:span></text:p>
      <text:p text:style-name="P42"><text:span text:style-name="T76">&lt;m</text:span><text:span text:style-name="T79">declaracao</text:span><text:span text:style-name="T76">&gt;</text:span><text:span text:style-name="T79"> ::=</text:span><text:span text:style-name="T66"> <text:s/></text:span><text:span text:style-name="T79">&lt;virgula&gt; &lt;</text:span><text:span text:style-name="T80">identificador</text:span><text:span text:style-name="T79">&gt; </text:span><text:span text:style-name="T80">&lt;a</text:span><text:span text:style-name="T79">tribuicao</text:span><text:span text:style-name="T80">&gt;</text:span></text:p>
      <text:p text:style-name="P52"><text:soft-page-break/><text:span text:style-name="T80">&lt;</text:span><text:span text:style-name="T72">virgula&gt; ::= ,</text:span></text:p>
      <text:p text:style-name="P54"><text:span text:style-name="T29">&lt;exp&gt; ::= </text:span><text:span text:style-name="T77">&lt;</text:span><text:span text:style-name="T72">aparent</text:span><text:span text:style-name="T77">&gt; </text:span><text:span text:style-name="T72">&lt;exp&gt; &lt;</text:span><text:span text:style-name="T81">op</text:span><text:span text:style-name="T72">&gt;</text:span><text:span text:style-name="T64"> </text:span><text:span text:style-name="T72">&lt;exp&gt;</text:span><text:span text:style-name="T64"> </text:span><text:span text:style-name="T72">&lt;</text:span><text:span text:style-name="T82">fparent</text:span><text:span text:style-name="T72">&gt; | </text:span><text:span text:style-name="T83">&lt;f</text:span><text:span text:style-name="T72">ator</text:span><text:span text:style-name="T83">&gt;</text:span></text:p>
      <text:p text:style-name="P72"><text:span text:style-name="T38">&lt;</text:span><text:span text:style-name="T29">op&gt; ::= <text:s/>"+" | "-" | "*" | "/" <text:s/>| "&lt;" | "&gt;" | "=="</text:span><text:span text:style-name="T39">| "&lt;="| "&gt;=" |"!"</text:span></text:p>
      <text:p text:style-name="P54"><text:span text:style-name="T83">&lt;f</text:span><text:span text:style-name="T72">ator</text:span><text:span text:style-name="T83">&gt; ::</text:span><text:span text:style-name="T84">= <text:s/></text:span><text:span text:style-name="T85">&lt;</text:span><text:span text:style-name="T86">identificador</text:span><text:span text:style-name="T85">&gt; ( &lt;</text:span><text:span text:style-name="T86">aparent</text:span><text:span text:style-name="T85">&gt; ( </text:span><text:span text:style-name="T87">&lt;l</text:span><text:span text:style-name="T85">ista</text:span><text:span text:style-name="T87">e</text:span><text:span text:style-name="T85">xp</text:span><text:span text:style-name="T87">&gt;</text:span><text:span text:style-name="T85"> )? &lt;</text:span><text:span text:style-name="T88">fparent</text:span><text:span text:style-name="T85">&gt; )? </text:span><text:span text:style-name="T75">|</text:span><text:span text:style-name="T85"> <text:s/></text:span><text:span text:style-name="T40">&lt;token_numlit&gt;</text:span><text:span text:style-name="T85"> </text:span><text:span text:style-name="T75">|</text:span><text:span text:style-name="T85"> &lt;</text:span><text:span text:style-name="T90">true</text:span><text:span text:style-name="T85">&gt; </text:span><text:span text:style-name="T75">|</text:span><text:span text:style-name="T85"> &lt;</text:span><text:span text:style-name="T90">false</text:span><text:span text:style-name="T85">&gt;</text:span></text:p>
      <text:p text:style-name="P66">&lt;true&gt; ::= true</text:p>
      <text:p text:style-name="P66">&lt;false&gt; ::= false</text:p>
      <text:p text:style-name="P45"><text:span text:style-name="T40">&lt;token_numlit&gt; ::= </text:span><text:span text:style-name="T29">&lt;</text:span><text:span text:style-name="T41">digitos</text:span><text:span text:style-name="T29">&gt;&lt;</text:span><text:span text:style-name="T42">fop</text:span><text:span text:style-name="T29">&gt;&lt;</text:span><text:span text:style-name="T43">expop</text:span><text:span text:style-name="T29">&gt;</text:span></text:p>
      <text:p text:style-name="P59"><text:span text:style-name="T32">&lt;</text:span><text:span text:style-name="T29">fop&gt; ::= (“.”&lt;</text:span><text:span text:style-name="T44">digitos</text:span><text:span text:style-name="T29">&gt;)?</text:span></text:p>
      <text:p text:style-name="P61"><text:span text:style-name="T29">&lt;expop&gt; ::= ("E"("+"|"-")?&lt;</text:span><text:span text:style-name="T45">digitos</text:span><text:span text:style-name="T29">&gt;)?</text:span></text:p>
      <text:p text:style-name="P61"><text:span text:style-name="T31">&lt;seqcomandos&gt; ::</text:span><text:span text:style-name="T45">= </text:span><text:span text:style-name="T46">&lt;c</text:span><text:span text:style-name="T45">omando</text:span><text:span text:style-name="T46">&gt;*</text:span></text:p>
      <text:p text:style-name="P20"/>
      <text:p text:style-name="P64"><text:span text:style-name="T29">&lt;comando&gt; ::= &lt;</text:span><text:span text:style-name="T47">identificador</text:span><text:span text:style-name="T29">&gt;</text:span><text:span text:style-name="T64"> </text:span><text:span text:style-name="T91">&lt;a</text:span><text:span text:style-name="T72">tribuir</text:span><text:span text:style-name="T91">&gt;</text:span><text:span text:style-name="T29"> </text:span><text:span text:style-name="T75">|</text:span><text:span text:style-name="T72"> &lt;</text:span><text:span text:style-name="T91">if</text:span><text:span text:style-name="T72">&gt; </text:span><text:span text:style-name="T29">&lt;</text:span><text:span text:style-name="T49">aparent</text:span><text:span text:style-name="T29">&gt;</text:span><text:span text:style-name="T50">&lt;exp&gt;</text:span><text:span text:style-name="T29"> &lt;</text:span><text:span text:style-name="T50">fparent</text:span><text:span text:style-name="T29">&gt; &lt;</text:span><text:span text:style-name="T51">achaves</text:span><text:span text:style-name="T29">&gt; </text:span><text:span text:style-name="T52">&lt;seqcomandos&gt; </text:span><text:span text:style-name="T29">&lt;</text:span><text:span text:style-name="T52">fchaves</text:span><text:span text:style-name="T29">&gt; &lt;</text:span><text:span text:style-name="T52">ptovirgula</text:span><text:span text:style-name="T29">&gt; </text:span><text:span text:style-name="T75">|</text:span><text:span text:style-name="T29"> </text:span><text:span text:style-name="T72">&lt;</text:span><text:span text:style-name="T92">while</text:span><text:span text:style-name="T72">&gt;</text:span><text:span text:style-name="T29"> &lt;</text:span><text:span text:style-name="T49">aparent</text:span><text:span text:style-name="T29">&gt; </text:span><text:span text:style-name="T50">&lt;exp&gt;</text:span><text:span text:style-name="T29"> &lt;</text:span><text:span text:style-name="T50">fparent</text:span><text:span text:style-name="T29">&gt; <text:s/>&lt;</text:span><text:span text:style-name="T51">achaves</text:span><text:span text:style-name="T29">&gt; </text:span><text:span text:style-name="T52">&lt;seqcomandos&gt;</text:span><text:span text:style-name="T29"> &lt;</text:span><text:span text:style-name="T53">fchaves</text:span><text:span text:style-name="T29">&gt; &lt;</text:span><text:span text:style-name="T53">ptovirgula</text:span><text:span text:style-name="T29">&gt; </text:span><text:span text:style-name="T75">|</text:span><text:span text:style-name="T29"> &lt;</text:span><text:span text:style-name="T55">do</text:span><text:span text:style-name="T29">&gt; &lt;</text:span><text:span text:style-name="T55">achaves</text:span><text:span text:style-name="T29">&gt; </text:span><text:span text:style-name="T52">&lt;seqcomandos&gt;</text:span><text:span text:style-name="T29"> &lt;</text:span><text:span text:style-name="T56">fchaves</text:span><text:span text:style-name="T29">&gt; &lt;</text:span><text:span text:style-name="T56">while</text:span><text:span text:style-name="T29">&gt; &lt;</text:span><text:span text:style-name="T54">aparent</text:span><text:span text:style-name="T29">&gt; </text:span><text:span text:style-name="T54">&lt;exp&gt;</text:span><text:span text:style-name="T29"> &lt;</text:span><text:span text:style-name="T54">fparent</text:span><text:span text:style-name="T29">&gt; &lt;</text:span><text:span text:style-name="T54">ptovirgula</text:span><text:span text:style-name="T29">&gt; </text:span><text:span text:style-name="T75">|</text:span><text:span text:style-name="T72"> &lt;</text:span><text:span text:style-name="T93">return</text:span><text:span text:style-name="T72">&gt;</text:span><text:span text:style-name="T29"> </text:span><text:span text:style-name="T50">&lt;exp&gt;</text:span><text:span text:style-name="T29"> &lt;</text:span><text:span text:style-name="T57">ptovirgula</text:span><text:span text:style-name="T29">&gt; </text:span><text:span text:style-name="T75">|</text:span><text:span text:style-name="T29"> </text:span><text:span text:style-name="T72">&lt;</text:span><text:span text:style-name="T93">print</text:span><text:span text:style-name="T72">&gt; </text:span><text:span text:style-name="T29">&lt;</text:span><text:span text:style-name="T54">aparent</text:span><text:span text:style-name="T29">&gt; </text:span><text:span text:style-name="T57">&lt;exp&gt;</text:span><text:span text:style-name="T29"> &lt;</text:span><text:span text:style-name="T50">fparent</text:span><text:span text:style-name="T29">&gt; &lt;</text:span><text:span text:style-name="T54">ptovirgula</text:span><text:span text:style-name="T29">&gt;</text:span></text:p>
      <text:p text:style-name="P20"/>
      <text:p text:style-name="P20"><text:span text:style-name="T100">&lt;a</text:span><text:span text:style-name="T68">tribuir</text:span><text:span text:style-name="T100">&gt; ::</text:span><text:span text:style-name="T101">=</text:span><text:span text:style-name="T67"> <text:s text:c="2"/></text:span><text:span text:style-name="T101">&lt;</text:span><text:span text:style-name="T102">atrib</text:span><text:span text:style-name="T101">&gt; </text:span><text:span text:style-name="T103">&lt;exp&gt;</text:span><text:span text:style-name="T101"> </text:span><text:span text:style-name="T102">&lt;loop&gt; </text:span><text:span text:style-name="T109">|</text:span><text:span text:style-name="T101"> &lt;</text:span><text:span text:style-name="T104">aparent</text:span><text:span text:style-name="T101">&gt; ( </text:span><text:span text:style-name="T105">&lt;listaexp&gt;</text:span><text:span text:style-name="T67"> </text:span><text:span text:style-name="T101">)? &lt;</text:span><text:span text:style-name="T106">fparent</text:span><text:span text:style-name="T101">&gt; &lt;</text:span><text:span text:style-name="T106">ptovirgula</text:span><text:span text:style-name="T101">&gt; </text:span><text:span text:style-name="T109">|</text:span><text:span text:style-name="T101"> </text:span><text:span text:style-name="T106">&lt;m</text:span><text:span text:style-name="T101">declaracao</text:span><text:span text:style-name="T106">&gt;</text:span><text:span text:style-name="T101"> </text:span></text:p>
      <text:p text:style-name="P22"><text:span text:style-name="T101">&lt;</text:span><text:span text:style-name="T68">if&gt; ::</text:span><text:span text:style-name="T107">= </text:span><text:span text:style-name="T108">if</text:span></text:p>
      <text:p text:style-name="P90">&lt;while&gt; ::= ncage</text:p>
      <text:p text:style-name="P68"><text:span text:style-name="T135">&lt;</text:span><text:span text:style-name="T136">do</text:span><text:span text:style-name="T135">&gt; ::</text:span><text:span text:style-name="T137">= do</text:span></text:p>
      <text:p text:style-name="P68"><text:span text:style-name="T137">&lt;</text:span><text:span text:style-name="T138">return</text:span><text:span text:style-name="T137">&gt; ::= return</text:span></text:p>
      <text:p text:style-name="P68"><text:span text:style-name="T137">&lt;</text:span><text:span text:style-name="T138">print</text:span><text:span text:style-name="T137">&gt; ::</text:span><text:span text:style-name="T139">= print</text:span></text:p>
      <text:p text:style-name="P92"/>
      <text:p text:style-name="P9">&lt;func&gt; ::= &lt;<text:span text:style-name="T124">funcao</text:span>&gt; <text:span text:style-name="T125">&lt;tipo&gt; </text:span><text:s/>&lt;<text:span text:style-name="T125">identificador</text:span>&gt; &lt;<text:span text:style-name="T125">aparent</text:span>&gt; ( <text:span text:style-name="T111">&lt;listaarg&gt; </text:span><text:s/>)? &lt;<text:span text:style-name="T126">fparent</text:span>&gt; &lt;<text:span text:style-name="T126">achaves</text:span>&gt; <text:span text:style-name="T140">&lt;vardecl&gt; </text:span><text:span text:style-name="T141">&lt;seqcomandos&gt;</text:span> <text:s/>&lt;<text:span text:style-name="T126">fchaves</text:span>&gt;</text:p>
      <text:p text:style-name="P9"/>
      <text:p text:style-name="P12"><text:soft-page-break/>&lt;funcao&gt; ::= funCage</text:p>
      <text:p text:style-name="P95">&lt;listaarg&gt; ::= &lt;tipo&gt; &lt;identificador&gt; &lt;listaarg2&gt;</text:p>
      <text:p text:style-name="P95">&lt;listaarg2&gt; ::= (&lt;virgula&gt; &lt;tipo&gt; &lt;identificador&gt; &lt;listaarg2&gt;)?</text:p>
      <text:p text:style-name="P1"/>
      <text:p text:style-name="P24"/>
      <text:p text:style-name="P24">Palavras Reservadas</text:p>
      <text:p text:style-name="P24"/>
      <text:p text:style-name="P32"><text:span text:style-name="T20">main</text:span><text:span text:style-name="T19">: </text:span><text:span text:style-name="T1">Inicia </text:span><text:span text:style-name="T2">a função principal do programa, essa declaração é obrigatoria, após opcionalmente podem ser declarada outras funções;</text:span></text:p>
      <text:p text:style-name="P33"><text:span text:style-name="T21">funCage: </text:span><text:span text:style-name="T28">Inicia a criação de uma função, deve ser declarada após o bloco da função principal do programa, sendo opcional sua utilização; </text:span></text:p>
      <text:p text:style-name="P32"><text:span text:style-name="T22">if</text:span><text:span text:style-name="T19">: </text:span><text:span text:style-name="T1">inicio declaração de desvio condicional;</text:span></text:p>
      <text:p text:style-name="P79"><text:span text:style-name="T119">ncage</text:span><text:span text:style-name="T118">: </text:span><text:span text:style-name="T1">Estrutura de repetição que executa enquanto uma condição é verdadeira;</text:span></text:p>
      <text:p text:style-name="P80"><text:span text:style-name="T119">do</text:span><text:span text:style-name="T118">: </text:span><text:span text:style-name="T3">Estutura de repetição usada em conjunto com o </text:span><text:span text:style-name="T4">ncage</text:span><text:span text:style-name="T3"> . O comando do…</text:span><text:span text:style-name="T5">ncage</text:span><text:span text:style-name="T3"> faz com que os comandos do bloco a ser repetido sejam executados no mínimo uma vez</text:span><text:span text:style-name="T115">;</text:span></text:p>
      <text:p text:style-name="P75"><text:span text:style-name="T26">c</text:span><text:span text:style-name="T25">age: </text:span><text:span text:style-name="T121">inicia a declaração de uma variavel;</text:span></text:p>
      <text:p text:style-name="P76"><text:span text:style-name="T123">icage: </text:span><text:span text:style-name="T120">corresponde ao tipo de dado inteiro; </text:span></text:p>
      <text:p text:style-name="P77"><text:span text:style-name="T123">fcage:</text:span><text:span text:style-name="T120"> corresponde ao </text:span><text:span text:style-name="T122">t</text:span><text:span text:style-name="T120">ipo de dados de ponto flutuante com precisão simples;</text:span></text:p>
      <text:p text:style-name="P80"><text:span text:style-name="T116">bcage: </text:span><text:span text:style-name="T121">corresponde ao tipo de dado booleano;</text:span></text:p>
      <text:p text:style-name="P78"><text:span text:style-name="T123">true: <text:s/></text:span><text:span text:style-name="T120">corresponde ao verdadeiro;</text:span></text:p>
      <text:p text:style-name="P78"><text:span text:style-name="T123">false: </text:span><text:span text:style-name="T120">corresponde ao falso;</text:span></text:p>
      <text:p text:style-name="P81"><text:span text:style-name="T117">return: r</text:span><text:span text:style-name="T123">etorna um valor dentro de uma função ou força o abandono da mesma.</text:span></text:p>
      <text:p text:style-name="P76"/>
      <text:p text:style-name="P85"/>
      <text:p text:style-name="P34"><text:span text:style-name="T23">{</text:span><text:span text:style-name="T19">:</text:span><text:span text:style-name="T1"> delimitador de bloco inicial;</text:span></text:p>
      <text:p text:style-name="P32"><text:span text:style-name="T23">}</text:span><text:span text:style-name="T19">:</text:span><text:span text:style-name="T1"> final de delimitador de bloco;</text:span></text:p>
      <text:p text:style-name="P25"><text:soft-page-break/>OPERADORES:</text:p>
      <text:list xml:id="list2064858719" text:style-name="WW8Num1">
        <text:list-item>
          <text:p text:style-name="P97"><text:span text:style-name="T19">+ : </text:span><text:span text:style-name="T1">soma;</text:span></text:p>
        </text:list-item>
        <text:list-item>
          <text:p text:style-name="P97"><text:span text:style-name="T19">- : </text:span><text:span text:style-name="T1">subtração;</text:span></text:p>
        </text:list-item>
        <text:list-item>
          <text:p text:style-name="P97"><text:span text:style-name="T19">* : </text:span><text:span text:style-name="T1">multiplicação;</text:span></text:p>
        </text:list-item>
        <text:list-item>
          <text:p text:style-name="P97"><text:span text:style-name="T19">/ : </text:span><text:span text:style-name="T1">divisão;</text:span></text:p>
        </text:list-item>
        <text:list-item>
          <text:p text:style-name="P98"><text:span text:style-name="T1">E : </text:span><text:span text:style-name="T27">exponencial;</text:span></text:p>
        </text:list-item>
        <text:list-item>
          <text:p text:style-name="P97"><text:span text:style-name="T19">=</text:span><text:span text:style-name="T24">=</text:span><text:span text:style-name="T19"> : </text:span><text:span text:style-name="T1">comparação de igualdade;</text:span></text:p>
        </text:list-item>
        <text:list-item>
          <text:p text:style-name="P99"><text:span text:style-name="T19">! :</text:span><text:span text:style-name="T1"> diferente;</text:span></text:p>
        </text:list-item>
        <text:list-item>
          <text:p text:style-name="P97"><text:span text:style-name="T19">&gt; : </text:span><text:span text:style-name="T1">comparação maior;</text:span></text:p>
        </text:list-item>
        <text:list-item>
          <text:p text:style-name="P101"><text:span text:style-name="T118">&lt; : </text:span><text:span text:style-name="T114">comparação menor;</text:span></text:p>
        </text:list-item>
        <text:list-item>
          <text:p text:style-name="P101"><text:span text:style-name="T19">&lt;= : </text:span><text:span text:style-name="T1">comparação menor ou igual;</text:span></text:p>
        </text:list-item>
        <text:list-item>
          <text:p text:style-name="P101"><text:span text:style-name="T118">&gt;= : </text:span><text:span text:style-name="T114">comparação maior ou igual;</text:span></text:p>
        </text:list-item>
        <text:list-item>
          <text:p text:style-name="P97"><text:span text:style-name="T19">:</text:span><text:span text:style-name="T24">=</text:span><text:span text:style-name="T19"> : </text:span><text:span text:style-name="T1">atribuição;</text:span></text:p>
        </text:list-item>
        <text:list-item>
          <text:p text:style-name="P100"><text:span text:style-name="T127">; :</text:span> final de linha de instrução.</text:p>
          <text:p text:style-name="P86"/>
        </text:list-item>
      </text:list>
      <text:p text:style-name="P2"><text:tab/>Por motivos de implementação, devido a lógica de programação, restrições de estruturas de linguagens e recursão a esquerda, a linguagem utilizada <text:s/>e BNF tiveram que ser adaptadas para a seguinte maneira:</text:p>
      <text:p text:style-name="P2"/>
      <text:p text:style-name="P82">BNF (Final)</text:p>
      <text:p text:style-name="P27"><text:span text:style-name="T1">&lt;S&gt; ::= &lt;</text:span><text:span text:style-name="T6">main</text:span><text:span text:style-name="T1">&gt; &lt;</text:span><text:span text:style-name="T70">f</text:span><text:span text:style-name="T71">unc</text:span><text:span text:style-name="T69">&gt; </text:span></text:p>
      <text:p text:style-name="P27"><text:span text:style-name="T1">&lt;</text:span><text:span text:style-name="T6">main</text:span><text:span text:style-name="T1">&gt;</text:span><text:span text:style-name="T29"> ::</text:span><text:span text:style-name="T30">= </text:span><text:span text:style-name="T31">main &lt;achaves&gt; &lt;vardecl&gt; &lt;seqcomandos&gt; &lt;fchaves&gt;</text:span></text:p>
      <text:p text:style-name="P15">&lt;achaves&gt; ::= <text:s/>{</text:p>
      <text:p text:style-name="P15">&lt;fchaves&gt; ::= }</text:p>
      <text:p text:style-name="P15">&lt;vardecl&gt; ::= &lt;var&gt; &lt;tipo&gt; &lt;identificador&gt; &lt;atribuicao&gt;</text:p>
      <text:p text:style-name="P15">&lt;var&gt; ::= cage </text:p>
      <text:p text:style-name="P28"><text:span text:style-name="T7">&lt;tipo&gt; ::= &lt;</text:span><text:span text:style-name="T63">int</text:span><text:span text:style-name="T7">&gt; | &lt;bool&gt; | &lt;float&gt; </text:span></text:p>
      <text:p text:style-name="P6">&lt;int&gt; ::= icage</text:p>
      <text:p text:style-name="P36"><text:span text:style-name="T1">&lt;bool&gt; ::</text:span><text:span text:style-name="T8">= bcage</text:span></text:p>
      <text:p text:style-name="P36"><text:span text:style-name="T1">&lt;</text:span><text:span text:style-name="T8">float</text:span><text:span text:style-name="T1">&gt;::</text:span><text:span text:style-name="T8">= fcage</text:span></text:p>
      <text:p text:style-name="P29"><text:span text:style-name="T1">&lt;identificador&gt; ::= <text:s/>&lt;letra&gt; (&lt;</text:span><text:span text:style-name="T9">l</text:span><text:span text:style-name="T10">d</text:span><text:span text:style-name="T1">&gt;)*(&lt;</text:span><text:span text:style-name="T10">fsub</text:span><text:span text:style-name="T1">&gt;)*</text:span></text:p>
      <text:p text:style-name="P39"><text:span text:style-name="T1">&lt;ld:&gt; ::</text:span><text:span text:style-name="T11">= &lt;</text:span><text:span text:style-name="T12">letra</text:span><text:span text:style-name="T11">&gt; </text:span><text:span text:style-name="T7">|</text:span><text:span text:style-name="T11"> &lt;</text:span><text:span text:style-name="T12">digito</text:span><text:span text:style-name="T11">&gt;</text:span></text:p>
      <text:p text:style-name="P41"><text:span text:style-name="T11">&lt;</text:span><text:span text:style-name="T1">fsub&gt; ::= _(&lt;</text:span><text:span text:style-name="T14">ld</text:span><text:span text:style-name="T1">&gt;)+ </text:span></text:p>
      <text:p text:style-name="P8">&lt;letra&gt; ::= a|b|c|d|e|f|g|h|i|j|k|l|m|n|o|p|q|r|s|t|u|v|w|x|y|z|A|B|C|D|E|<text:line-break/>F|G|H|I|J|K|L|M|N|O|P|Q|R|S|T|U|V|W|X|Y|Z</text:p>
      <text:p text:style-name="P30"><text:span text:style-name="T1">&lt;d</text:span><text:span text:style-name="T15">i</text:span><text:span text:style-name="T1">gito&gt; ::= 0|1|2|3|4|5|6|7|8|9</text:span></text:p>
      <text:p text:style-name="P31"><text:span text:style-name="T15">&lt;</text:span><text:span text:style-name="T1">d</text:span><text:span text:style-name="T15">i</text:span><text:span text:style-name="T1">gito</text:span><text:span text:style-name="T15">s&gt; ::= &lt;digito&gt;(&lt;digito&gt;)*</text:span></text:p>
      <text:p text:style-name="P37"><text:span text:style-name="T29">&lt;atribuicao&gt; ::</text:span><text:span text:style-name="T32">= </text:span><text:span text:style-name="T33">&lt;atribuir&gt; </text:span><text:span text:style-name="T29">|</text:span><text:span text:style-name="T33"> &lt;ptovirgula&gt;</text:span></text:p>
      <text:p text:style-name="P17">&lt;ptovirgula&gt; ::= ;</text:p>
      <text:p text:style-name="P43"><text:span text:style-name="T29">&lt;atribuir&gt; ::= &lt;atrib&gt; </text:span><text:span text:style-name="T35">&lt;e</text:span><text:span text:style-name="T29">xp</text:span><text:span text:style-name="T35">&gt; </text:span><text:span text:style-name="T73">&lt;</text:span><text:span text:style-name="T74">loop</text:span><text:span text:style-name="T73">&gt;</text:span><text:span text:style-name="T72"> </text:span><text:span text:style-name="T75">|</text:span><text:span text:style-name="T64"> </text:span><text:span text:style-name="T72">&lt;</text:span><text:span text:style-name="T73">aparent</text:span><text:span text:style-name="T72">&gt;</text:span><text:span text:style-name="T64"> </text:span><text:span text:style-name="T73">&lt;l</text:span><text:span text:style-name="T72">ista</text:span><text:span text:style-name="T73">e</text:span><text:span text:style-name="T72">xp</text:span><text:span text:style-name="T73">&gt;</text:span><text:span text:style-name="T64"> </text:span><text:span text:style-name="T72">&lt;</text:span><text:span text:style-name="T73">fparent</text:span><text:span text:style-name="T72">&gt; &lt;</text:span><text:span text:style-name="T73">ptovirgula</text:span><text:span text:style-name="T72">&gt; </text:span><text:span text:style-name="T75">|</text:span><text:span text:style-name="T72"> &lt;</text:span><text:span text:style-name="T73">aparent</text:span><text:span text:style-name="T72">&gt; &lt;</text:span><text:span text:style-name="T73">fparent</text:span><text:span text:style-name="T72">&gt; &lt;</text:span><text:span text:style-name="T73">ptovirgula</text:span><text:span text:style-name="T72">&gt; </text:span><text:span text:style-name="T75">|</text:span><text:span text:style-name="T73"> </text:span><text:span text:style-name="T76">&lt;m</text:span><text:span text:style-name="T72">declaracao</text:span><text:span text:style-name="T76">&gt;</text:span><text:span text:style-name="T72"> </text:span></text:p>
      <text:p text:style-name="P46"><text:span text:style-name="T32">&lt;</text:span><text:span text:style-name="T29">atrib&gt; ::= :=</text:span></text:p>
      <text:p text:style-name="P19">&lt;aparent&gt; ::= (</text:p>
      <text:p text:style-name="P19">&lt;fparent&gt; ::= )</text:p>
      <text:p text:style-name="P48"><text:span text:style-name="T29">&lt;</text:span><text:span text:style-name="T36">loop</text:span><text:span text:style-name="T29">&gt; ::=</text:span><text:span text:style-name="T72"> </text:span><text:span text:style-name="T76">&lt;m</text:span><text:span text:style-name="T77">declaracao</text:span><text:span text:style-name="T76">&gt;</text:span><text:span text:style-name="T77"> </text:span><text:span text:style-name="T65"><text:s/></text:span><text:span text:style-name="T75">|</text:span><text:span text:style-name="T65"> </text:span><text:span text:style-name="T77">&lt;</text:span><text:span text:style-name="T73">ptovirgula</text:span><text:span text:style-name="T77">&gt; </text:span></text:p>
      <text:p text:style-name="P50"><text:span text:style-name="T29">&lt;listaexp&gt; ::= </text:span><text:span text:style-name="T37">&lt;e</text:span><text:span text:style-name="T29">xp</text:span><text:span text:style-name="T37">&gt; </text:span><text:span text:style-name="T78">&lt;l</text:span><text:span text:style-name="T72">ista</text:span><text:span text:style-name="T78">e</text:span><text:span text:style-name="T72">xp2</text:span><text:span text:style-name="T78">&gt;</text:span></text:p>
      <text:p text:style-name="P87"><text:span text:style-name="T78">&lt;listaexp2&gt; ::</text:span><text:span text:style-name="T79">= </text:span><text:span text:style-name="T78"><text:s/>&lt;</text:span><text:span text:style-name="T79">virgula</text:span><text:span text:style-name="T78">&gt; &lt;</text:span><text:span text:style-name="T79">e</text:span><text:span text:style-name="T78">xp</text:span><text:span text:style-name="T79">&gt; &lt;l</text:span><text:span text:style-name="T78">ista</text:span><text:span text:style-name="T79">e</text:span><text:span text:style-name="T78">xp</text:span><text:span text:style-name="T79">2&gt;</text:span><text:span text:style-name="T78"> </text:span><text:span text:style-name="T75">|</text:span><text:span text:style-name="T79"> </text:span><text:span text:style-name="T147">ε</text:span><text:span text:style-name="T79"> </text:span></text:p>
      <text:p text:style-name="P44"><text:span text:style-name="T76">&lt;m</text:span><text:span text:style-name="T79">declaracao</text:span><text:span text:style-name="T76">&gt;</text:span><text:span text:style-name="T79"> ::=</text:span><text:span text:style-name="T66"> <text:s/></text:span><text:span text:style-name="T79">&lt;virgula&gt; &lt;</text:span><text:span text:style-name="T80">identificador</text:span><text:span text:style-name="T79">&gt; </text:span><text:span text:style-name="T80">&lt;a</text:span><text:span text:style-name="T79">tribuicao</text:span><text:span text:style-name="T80">&gt;</text:span></text:p>
      <text:p text:style-name="P53"><text:span text:style-name="T80">&lt;</text:span><text:span text:style-name="T72">virgula&gt; ::= ,</text:span></text:p>
      <text:p text:style-name="P55"><text:soft-page-break/><text:span text:style-name="T29">&lt;exp&gt; ::= </text:span><text:span text:style-name="T77">&lt;</text:span><text:span text:style-name="T72">aparent</text:span><text:span text:style-name="T77">&gt; </text:span><text:span text:style-name="T72">&lt;exp&gt; &lt;</text:span><text:span text:style-name="T81">op</text:span><text:span text:style-name="T72">&gt;</text:span><text:span text:style-name="T64"> </text:span><text:span text:style-name="T72">&lt;exp&gt;</text:span><text:span text:style-name="T64"> </text:span><text:span text:style-name="T72">&lt;</text:span><text:span text:style-name="T82">fparent</text:span><text:span text:style-name="T72">&gt; | </text:span><text:span text:style-name="T83">&lt;f</text:span><text:span text:style-name="T72">ator</text:span><text:span text:style-name="T83">&gt;</text:span></text:p>
      <text:p text:style-name="P73"><text:span text:style-name="T38">&lt;</text:span><text:span text:style-name="T29">op&gt; ::= <text:s/>"+" | "-" | "*" | "/" </text:span></text:p>
      <text:p text:style-name="P56"><text:span text:style-name="T83">&lt;f</text:span><text:span text:style-name="T72">ator</text:span><text:span text:style-name="T83">&gt; ::</text:span><text:span text:style-name="T84">= <text:s/></text:span><text:span text:style-name="T85">&lt;</text:span><text:span text:style-name="T86">identificador</text:span><text:span text:style-name="T85">&gt; ( &lt;</text:span><text:span text:style-name="T86">aparent</text:span><text:span text:style-name="T85">&gt; ( </text:span><text:span text:style-name="T87">&lt;l</text:span><text:span text:style-name="T85">ista</text:span><text:span text:style-name="T87">e</text:span><text:span text:style-name="T85">xp</text:span><text:span text:style-name="T87">&gt;</text:span><text:span text:style-name="T85"> )? &lt;</text:span><text:span text:style-name="T88">fparent</text:span><text:span text:style-name="T85">&gt; )? </text:span><text:span text:style-name="T75">|</text:span><text:span text:style-name="T85"> <text:s/></text:span><text:span text:style-name="T40">&lt;token_numlit&gt;</text:span><text:span text:style-name="T85"> <text:s/>&lt;</text:span><text:span text:style-name="T90">true</text:span><text:span text:style-name="T85">&gt; </text:span><text:span text:style-name="T75">|</text:span><text:span text:style-name="T85"> &lt;</text:span><text:span text:style-name="T90">false</text:span><text:span text:style-name="T85">&gt;</text:span></text:p>
      <text:p text:style-name="P67">&lt;true&gt; ::= true</text:p>
      <text:p text:style-name="P67">&lt;false&gt; ::= false</text:p>
      <text:p text:style-name="P46"><text:span text:style-name="T40">&lt;token_numlit&gt; ::= </text:span><text:span text:style-name="T29">&lt;</text:span><text:span text:style-name="T41">digitos</text:span><text:span text:style-name="T29">&gt;&lt;</text:span><text:span text:style-name="T42">fop</text:span><text:span text:style-name="T29">&gt;&lt;</text:span><text:span text:style-name="T43">expop</text:span><text:span text:style-name="T29">&gt;</text:span></text:p>
      <text:p text:style-name="P60"><text:span text:style-name="T32">&lt;</text:span><text:span text:style-name="T29">fop&gt; ::= (“.”&lt;</text:span><text:span text:style-name="T44">digitos</text:span><text:span text:style-name="T29">&gt;)?</text:span></text:p>
      <text:p text:style-name="P62"><text:span text:style-name="T29">&lt;expop&gt; ::= ("E"("+"|"-")?&lt;</text:span><text:span text:style-name="T45">digitos</text:span><text:span text:style-name="T29">&gt;)?</text:span></text:p>
      <text:p text:style-name="P62"><text:span text:style-name="T29"/></text:p>
      <text:p text:style-name="P63"><text:span text:style-name="T31">&lt;seqcomandos&gt; ::</text:span><text:span text:style-name="T45">= </text:span><text:span text:style-name="T46">&lt;c</text:span><text:span text:style-name="T45">omando</text:span><text:span text:style-name="T46">&gt;*</text:span></text:p>
      <text:p text:style-name="P63"><text:span text:style-name="T46"/></text:p>
      <text:p text:style-name="P65"><text:span text:style-name="T29">&lt;comando&gt; ::= &lt;</text:span><text:span text:style-name="T47">identificador</text:span><text:span text:style-name="T29">&gt;</text:span><text:span text:style-name="T64"> </text:span><text:span text:style-name="T91">&lt;a</text:span><text:span text:style-name="T72">tribuir</text:span><text:span text:style-name="T91">&gt;</text:span><text:span text:style-name="T29"> </text:span><text:span text:style-name="T75">|</text:span><text:span text:style-name="T72"> &lt;</text:span><text:span text:style-name="T91">if</text:span><text:span text:style-name="T72">&gt; </text:span><text:span text:style-name="T29">&lt;</text:span><text:span text:style-name="T49">aparent</text:span><text:span text:style-name="T29">&gt;</text:span><text:span text:style-name="T50">&lt;exp_logicas&gt;</text:span><text:span text:style-name="T29"> &lt;</text:span><text:span text:style-name="T50">fparent</text:span><text:span text:style-name="T29">&gt; &lt;</text:span><text:span text:style-name="T51">achaves</text:span><text:span text:style-name="T29">&gt; </text:span><text:span text:style-name="T52">&lt;seqcomandos&gt; </text:span><text:span text:style-name="T29">&lt;</text:span><text:span text:style-name="T52">fchaves</text:span><text:span text:style-name="T29">&gt; &lt;</text:span><text:span text:style-name="T52">ptovirgula</text:span><text:span text:style-name="T29">&gt; </text:span><text:span text:style-name="T75">|</text:span><text:span text:style-name="T29"> </text:span><text:span text:style-name="T72">&lt;</text:span><text:span text:style-name="T92">while</text:span><text:span text:style-name="T72">&gt;</text:span><text:span text:style-name="T29"> &lt;</text:span><text:span text:style-name="T49">aparent</text:span><text:span text:style-name="T29">&gt; </text:span><text:span text:style-name="T50">&lt;exp_logicas&gt;</text:span><text:span text:style-name="T29"> &lt;</text:span><text:span text:style-name="T50">fparent</text:span><text:span text:style-name="T29">&gt; <text:s/>&lt;</text:span><text:span text:style-name="T51">achaves</text:span><text:span text:style-name="T29">&gt; </text:span><text:span text:style-name="T52">&lt;seqcomandos&gt;</text:span><text:span text:style-name="T29"> &lt;</text:span><text:span text:style-name="T53">fchaves</text:span><text:span text:style-name="T29">&gt; &lt;</text:span><text:span text:style-name="T53">ptovirgula</text:span><text:span text:style-name="T29">&gt; </text:span><text:span text:style-name="T75">|</text:span><text:span text:style-name="T29"> &lt;</text:span><text:span text:style-name="T55">do</text:span><text:span text:style-name="T29">&gt; &lt;</text:span><text:span text:style-name="T55">achaves</text:span><text:span text:style-name="T29">&gt; </text:span><text:span text:style-name="T52">&lt;seqcomandos&gt;</text:span><text:span text:style-name="T29"> &lt;</text:span><text:span text:style-name="T56">fchaves</text:span><text:span text:style-name="T29">&gt; &lt;</text:span><text:span text:style-name="T56">while</text:span><text:span text:style-name="T29">&gt; &lt;</text:span><text:span text:style-name="T54">aparent</text:span><text:span text:style-name="T29">&gt; </text:span><text:span text:style-name="T54">&lt;exp&gt;</text:span><text:span text:style-name="T29"> &lt;</text:span><text:span text:style-name="T54">fparent</text:span><text:span text:style-name="T29">&gt; &lt;</text:span><text:span text:style-name="T54">ptovirgula</text:span><text:span text:style-name="T29">&gt; </text:span><text:span text:style-name="T75">|</text:span><text:span text:style-name="T72"> &lt;</text:span><text:span text:style-name="T93">return</text:span><text:span text:style-name="T72">&gt;</text:span><text:span text:style-name="T29"> </text:span><text:span text:style-name="T50">&lt;exp&gt;</text:span><text:span text:style-name="T29"> &lt;</text:span><text:span text:style-name="T57">ptovirgula</text:span><text:span text:style-name="T29">&gt; </text:span><text:span text:style-name="T75">|</text:span><text:span text:style-name="T29"> </text:span><text:span text:style-name="T72">&lt;</text:span><text:span text:style-name="T93">print</text:span><text:span text:style-name="T72">&gt; </text:span><text:span text:style-name="T29">&lt;</text:span><text:span text:style-name="T54">aparent</text:span><text:span text:style-name="T29">&gt; </text:span><text:span text:style-name="T57">&lt;exp&gt;</text:span><text:span text:style-name="T29"> &lt;</text:span><text:span text:style-name="T50">fparent</text:span><text:span text:style-name="T29">&gt; &lt;</text:span><text:span text:style-name="T54">ptovirgula</text:span><text:span text:style-name="T29">&gt;</text:span></text:p>
      <text:p text:style-name="P57"><text:span text:style-name="T29">&lt;exp_logicas&gt; ::</text:span><text:span text:style-name="T58">= </text:span><text:span text:style-name="T29"><text:s/></text:span><text:span text:style-name="T77">&lt;</text:span><text:span text:style-name="T72">aparent</text:span><text:span text:style-name="T77">&gt; </text:span><text:span text:style-name="T72">&lt;exp_logicas&gt; &lt;</text:span><text:span text:style-name="T81">op</text:span><text:span text:style-name="T94">l</text:span><text:span text:style-name="T72">&gt;</text:span><text:span text:style-name="T64"> </text:span><text:span text:style-name="T72">&lt;exp_logicas&gt;</text:span><text:span text:style-name="T64"> </text:span><text:span text:style-name="T72">&lt;</text:span><text:span text:style-name="T82">fparent</text:span><text:span text:style-name="T72">&gt; | </text:span><text:span text:style-name="T83">&lt;f</text:span><text:span text:style-name="T72">ator_</text:span><text:span text:style-name="T95">logico</text:span><text:span text:style-name="T83">&gt;</text:span></text:p>
      <text:p text:style-name="P74"><text:span text:style-name="T29">&lt;</text:span><text:span text:style-name="T59">opl&gt; </text:span><text:span text:style-name="T29">::</text:span><text:span text:style-name="T59">= </text:span><text:span text:style-name="T29">"&lt;" | "&gt;" | "=="| "&lt;="| "&gt;=" |"!" </text:span></text:p>
      <text:p text:style-name="P58"><text:span text:style-name="T83">&lt;f</text:span><text:span text:style-name="T72">ator_</text:span><text:span text:style-name="T96">logic</text:span><text:span text:style-name="T97">o</text:span><text:span text:style-name="T83">&gt; ::</text:span><text:span text:style-name="T84">= <text:s/></text:span><text:span text:style-name="T85">&lt;</text:span><text:span text:style-name="T86">identificador</text:span><text:span text:style-name="T85">&gt; ( &lt;</text:span><text:span text:style-name="T86">aparent</text:span><text:span text:style-name="T85">&gt; ( </text:span><text:span text:style-name="T87">&lt;l</text:span><text:span text:style-name="T85">ista</text:span><text:span text:style-name="T87">exp_logicas&gt;</text:span><text:span text:style-name="T85"> )? &lt;</text:span><text:span text:style-name="T88">fparent</text:span><text:span text:style-name="T85">&gt; )? </text:span><text:span text:style-name="T75">|</text:span><text:span text:style-name="T85"> </text:span><text:span text:style-name="T40">&lt;token_numlit&gt;</text:span><text:span text:style-name="T85"> </text:span><text:span text:style-name="T75">|</text:span><text:span text:style-name="T85"> &lt;</text:span><text:span text:style-name="T90">true</text:span><text:span text:style-name="T85">&gt; </text:span><text:span text:style-name="T75">|</text:span><text:span text:style-name="T85"> &lt;</text:span><text:span text:style-name="T90">false</text:span><text:span text:style-name="T85">&gt;</text:span></text:p>
      <text:p text:style-name="P58"><text:span text:style-name="T36">&lt;listaexp_logicas&gt; ::= </text:span><text:span text:style-name="T37">&lt;exp_logicas&gt; </text:span><text:span text:style-name="T78">&lt;l</text:span><text:span text:style-name="T74">ista</text:span><text:span text:style-name="T78">e</text:span><text:span text:style-name="T74">xp2_</text:span><text:span text:style-name="T98">logic</text:span><text:span text:style-name="T97">a</text:span><text:span text:style-name="T78">&gt;</text:span></text:p>
      <text:p text:style-name="P51"><text:span text:style-name="T78">&lt;listaexp2_</text:span><text:span text:style-name="T97">logica</text:span><text:span text:style-name="T78">&gt; ::</text:span><text:span text:style-name="T79">= </text:span><text:span text:style-name="T78"><text:s/>&lt;</text:span><text:span text:style-name="T79">virgula</text:span><text:span text:style-name="T78">&gt; &lt;</text:span><text:span text:style-name="T79">exp_logicas&gt; &lt;l</text:span><text:span text:style-name="T78">ista</text:span><text:span text:style-name="T79">e</text:span><text:span text:style-name="T78">xp</text:span><text:span text:style-name="T79">2_</text:span><text:span text:style-name="T99">logica</text:span><text:span text:style-name="T79">&gt;</text:span><text:span text:style-name="T78"> </text:span><text:span text:style-name="T75">|</text:span><text:span text:style-name="T79"> {} </text:span></text:p>
      <text:p text:style-name="P94"/>
      <text:p text:style-name="P21"><text:span text:style-name="T100">&lt;a</text:span><text:span text:style-name="T68">tribuir</text:span><text:span text:style-name="T100">&gt; ::</text:span><text:span text:style-name="T101">=</text:span><text:span text:style-name="T67"> <text:s text:c="2"/></text:span><text:span text:style-name="T101">&lt;</text:span><text:span text:style-name="T102">atrib</text:span><text:span text:style-name="T101">&gt; </text:span><text:span text:style-name="T103">&lt;exp&gt;</text:span><text:span text:style-name="T101"> </text:span><text:span text:style-name="T102">&lt;loop&gt; </text:span><text:span text:style-name="T109">|</text:span><text:span text:style-name="T101"> &lt;</text:span><text:span text:style-name="T104">aparent</text:span><text:span text:style-name="T101">&gt; ( </text:span><text:span text:style-name="T105">&lt;listaexp&gt;</text:span><text:span text:style-name="T67"> </text:span><text:span text:style-name="T101">)? &lt;</text:span><text:span text:style-name="T106">fparent</text:span><text:span text:style-name="T101">&gt; &lt;</text:span><text:span text:style-name="T106">ptovirgula</text:span><text:span text:style-name="T101">&gt; </text:span><text:span text:style-name="T109">|</text:span><text:span text:style-name="T101"> </text:span><text:span text:style-name="T106">&lt;m</text:span><text:span text:style-name="T101">declaracao</text:span><text:span text:style-name="T106">&gt;</text:span><text:span text:style-name="T101"> </text:span></text:p>
      <text:p text:style-name="P23"><text:span text:style-name="T101">&lt;</text:span><text:span text:style-name="T68">if&gt; ::</text:span><text:span text:style-name="T107">= </text:span><text:span text:style-name="T108">if</text:span></text:p>
      <text:p text:style-name="P91">&lt;while&gt; ::= ncage</text:p>
      <text:p text:style-name="P69"><text:soft-page-break/><text:span text:style-name="T135">&lt;</text:span><text:span text:style-name="T136">do</text:span><text:span text:style-name="T135">&gt; ::</text:span><text:span text:style-name="T137">= do</text:span></text:p>
      <text:p text:style-name="P69"><text:span text:style-name="T137">&lt;</text:span><text:span text:style-name="T138">return</text:span><text:span text:style-name="T137">&gt; ::= return</text:span></text:p>
      <text:p text:style-name="P70"><text:span text:style-name="T137">&lt;</text:span><text:span text:style-name="T138">print</text:span><text:span text:style-name="T137">&gt; ::</text:span><text:span text:style-name="T139">= print</text:span></text:p>
      <text:p text:style-name="P93"/>
      <text:p text:style-name="P93"/>
      <text:p text:style-name="P10">&lt;func&gt; ::= &lt;<text:span text:style-name="T124">funcao</text:span>&gt; <text:span text:style-name="T125">&lt;tipo&gt; </text:span><text:s/>&lt;<text:span text:style-name="T125">identificador</text:span>&gt; &lt;<text:span text:style-name="T125">aparent</text:span>&gt; ( <text:span text:style-name="T111">&lt;listaarg&gt; </text:span><text:s/>)? &lt;<text:span text:style-name="T126">fparent</text:span>&gt; &lt;<text:span text:style-name="T126">achaves</text:span>&gt; <text:span text:style-name="T140">&lt;vardecl&gt; </text:span><text:span text:style-name="T141">&lt;seqcomandos&gt;</text:span> <text:s/>&lt;<text:span text:style-name="T126">fchaves</text:span>&gt;</text:p>
      <text:p text:style-name="P11"/>
      <text:p text:style-name="P13">&lt;funcao&gt; ::= funCage</text:p>
      <text:p text:style-name="P96">&lt;listaarg&gt; ::= &lt;tipo&gt; &lt;identificador&gt; &lt;listaarg2&gt;</text:p>
      <text:p text:style-name="P96">&lt;listaarg2&gt; ::= (&lt;virgula&gt; &lt;tipo&gt; &lt;identificador&gt; &lt;listaarg2&gt;)?</text:p>
      <text:p text:style-name="P71"/>
      <text:p text:style-name="P3"><text:tab/>Foi-se necessária a divisão entre <text:span text:style-name="T60">expressão </text:span><text:span text:style-name="T112">(</text:span>&lt;exp&gt;<text:span text:style-name="T134">)</text:span> e <text:span text:style-name="T60">expressão </text:span><text:span text:style-name="T62">logicas</text:span> <text:span text:style-name="T112">(</text:span>&lt;exp_l<text:span text:style-name="T129">o</text:span>gica<text:span text:style-name="T131">s</text:span>&gt;<text:span text:style-name="T134">)</text:span> pois a estrutura da linguagem devia impor algumas restrições, por exemplo, na estrutura de desvio condicional “<text:span text:style-name="T128">if</text:span><text:span text:style-name="T113"> </text:span><text:span text:style-name="T112">(</text:span><text:span text:style-name="T142"> </text:span><text:span text:style-name="T143">&lt;exp_logicas&gt; </text:span><text:span text:style-name="T144">)</text:span><text:span text:style-name="T142"> </text:span><text:span text:style-name="T144">{</text:span><text:span text:style-name="T142"> </text:span><text:span text:style-name="T145">&lt;seqcomandos&gt; </text:span><text:span text:style-name="T144">};</text:span>”, não se pode permitir que como comparação lógica para verificação no <text:span text:style-name="T128">if</text:span> apareça uma expressão matemática “3+8-5”.</text:p>
      <text:p text:style-name="P4"><text:tab/>Além da divisão entre <text:span text:style-name="T60">expressão </text:span><text:span text:style-name="T112">(</text:span>&lt;exp&gt;<text:span text:style-name="T132">)</text:span> e <text:s/><text:span text:style-name="T60">expressão </text:span><text:span text:style-name="T62">logicas</text:span> <text:span text:style-name="T112">(</text:span>&lt;exp_logicas&gt;<text:span text:style-name="T133">)</text:span>, para facilitar a criação e verificação das mesmas, os &lt;op&gt; foram desmembrados em duas categorias <text:span text:style-name="T130">operadores </text:span><text:span text:style-name="T61">matemáticos </text:span><text:span text:style-name="T112">(</text:span>&lt;op&gt;<text:span text:style-name="T130">)</text:span> e <text:span text:style-name="T130">operadores </text:span><text:span text:style-name="T61">logicos</text:span><text:span text:style-name="T112">(</text:span>&lt;op<text:span text:style-name="T130">l&gt;)</text:span> tendo em vista que &lt;<text:span text:style-name="T130">exp_logicas</text:span>&gt; não deve se utilizar para comparações de operadores matemáticos bem como o inver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Lohit Devanagari1" svg:font-family="'Lohit Devanagari'"/>
    <style:font-face style:name="StarSymbol" svg:font-family="StarSymbol, 'Arial Unicode MS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WW8Num1z0" style:family="text">
      <style:text-properties style:font-name="Wingdings" fo:font-family="Wingdings" style:font-pitch="variable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WW8Num1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WW8Num1z2" style:family="text">
      <style:text-properties style:font-name="StarSymbol" fo:font-family="StarSymbol, 'Arial Unicode MS'" fo:font-size="9pt" style:font-size-asian="9pt" style:font-name-complex="StarSymbol1" style:font-family-complex="StarSymbol, 'Arial Unicode MS'" style:font-charset-complex="x-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">
        <style:list-level-properties text:list-level-position-and-space-mode="label-alignment">
          <style:list-level-label-alignment text:label-followed-by="nothing"/>
        </style:list-level-properties>
        <style:text-properties style:font-name="Wingdings"/>
      </text:list-level-style-bullet>
      <text:list-level-style-bullet text:level="2" text:style-name="WW8Num1z1" style:num-suffix="." text:bullet-char="">
        <style:list-level-properties text:list-level-position-and-space-mode="label-alignment">
          <style:list-level-label-alignment text:label-followed-by="nothing"/>
        </style:list-level-properties>
        <style:text-properties style:font-name="Wingdings 2"/>
      </text:list-level-style-bullet>
      <text:list-level-style-bullet text:level="3" text:style-name="WW8Num1z2" style:num-suffix="." text:bullet-char="■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4" text:style-name="WW8Num1z0" style:num-suffix="." text:bullet-char="">
        <style:list-level-properties text:list-level-position-and-space-mode="label-alignment">
          <style:list-level-label-alignment text:label-followed-by="nothing"/>
        </style:list-level-properties>
        <style:text-properties style:font-name="Wingdings"/>
      </text:list-level-style-bullet>
      <text:list-level-style-bullet text:level="5" text:style-name="WW8Num1z1" style:num-suffix="." text:bullet-char="">
        <style:list-level-properties text:list-level-position-and-space-mode="label-alignment">
          <style:list-level-label-alignment text:label-followed-by="nothing"/>
        </style:list-level-properties>
        <style:text-properties style:font-name="Wingdings 2"/>
      </text:list-level-style-bullet>
      <text:list-level-style-bullet text:level="6" text:style-name="WW8Num1z2" style:num-suffix="." text:bullet-char="■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WW8Num1z0" style:num-suffix="." text:bullet-char="">
        <style:list-level-properties text:list-level-position-and-space-mode="label-alignment">
          <style:list-level-label-alignment text:label-followed-by="nothing"/>
        </style:list-level-properties>
        <style:text-properties style:font-name="Wingdings"/>
      </text:list-level-style-bullet>
      <text:list-level-style-bullet text:level="8" text:style-name="WW8Num1z1" style:num-suffix="." text:bullet-char="">
        <style:list-level-properties text:list-level-position-and-space-mode="label-alignment">
          <style:list-level-label-alignment text:label-followed-by="nothing"/>
        </style:list-level-properties>
        <style:text-properties style:font-name="Wingdings 2"/>
      </text:list-level-style-bullet>
      <text:list-level-style-bullet text:level="9" text:style-name="WW8Num1z2" style:num-suffix="." text:bullet-char="■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19:02:55.982880142</meta:creation-date>
    <dc:date>2018-09-13T08:36:37.519971533</dc:date>
    <meta:editing-duration>PT3H45M27S</meta:editing-duration>
    <meta:editing-cycles>148</meta:editing-cycles>
    <meta:generator>LibreOffice/6.0.3.2$Linux_X86_64 LibreOffice_project/00m0$Build-2</meta:generator>
    <meta:document-statistic meta:table-count="0" meta:image-count="0" meta:object-count="0" meta:page-count="7" meta:paragraph-count="134" meta:word-count="952" meta:character-count="6893" meta:non-whitespace-character-count="6028"/>
  </office:meta>
</office:document-meta>
</file>